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64in"/>
    </style:style>
    <style:style style:name="co2" style:family="table-column">
      <style:table-column-properties fo:break-before="auto" style:column-width="5.0472in"/>
    </style:style>
    <style:style style:name="co3" style:family="table-column">
      <style:table-column-properties fo:break-before="auto" style:column-width="1.0543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437in"/>
    </style:style>
    <style:style style:name="co7" style:family="table-column">
      <style:table-column-properties fo:break-before="auto" style:column-width="1.3882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3.0236in"/>
    </style:style>
    <style:style style:name="co11" style:family="table-column">
      <style:table-column-properties fo:break-before="auto" style:column-width="2.4752in"/>
    </style:style>
    <style:style style:name="co12" style:family="table-column">
      <style:table-column-properties fo:break-before="auto" style:column-width="1.3555in"/>
    </style:style>
    <style:style style:name="co13" style:family="table-column">
      <style:table-column-properties fo:break-before="auto" style:column-width="1.011in"/>
    </style:style>
    <style:style style:name="co14" style:family="table-column">
      <style:table-column-properties fo:break-before="auto" style:column-width="1.1618in"/>
    </style:style>
    <style:style style:name="co15" style:family="table-column">
      <style:table-column-properties fo:break-before="auto" style:column-width="1.0654in"/>
    </style:style>
    <style:style style:name="co16" style:family="table-column">
      <style:table-column-properties fo:break-before="auto" style:column-width="2.4425in"/>
    </style:style>
    <style:style style:name="co17" style:family="table-column">
      <style:table-column-properties fo:break-before="auto" style:column-width="1.248in"/>
    </style:style>
    <style:style style:name="ro1" style:family="table-row">
      <style:table-row-properties style:row-height="0.6736in" fo:break-before="auto" style:use-optimal-row-height="fals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2173in" fo:break-before="auto" style:use-optimal-row-height="false"/>
    </style:style>
    <style:style style:name="ro6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1.5134in" fo:break-before="auto" style:use-optimal-row-height="true"/>
    </style:style>
    <style:style style:name="ro9" style:family="table-row">
      <style:table-row-properties style:row-height="3.3366in" fo:break-before="auto" style:use-optimal-row-height="true"/>
    </style:style>
    <style:style style:name="ro10" style:family="table-row">
      <style:table-row-properties style:row-height="3.5028in" fo:break-before="auto" style:use-optimal-row-height="true"/>
    </style:style>
    <style:style style:name="ro11" style:family="table-row">
      <style:table-row-properties style:row-height="1.1811in" fo:break-before="auto" style:use-optimal-row-height="true"/>
    </style:style>
    <style:style style:name="ro12" style:family="table-row">
      <style:table-row-properties style:row-height="1.0154in" fo:break-before="auto" style:use-optimal-row-height="true"/>
    </style:style>
    <style:style style:name="ro13" style:family="table-row">
      <style:table-row-properties style:row-height="0.8492in" fo:break-before="auto" style:use-optimal-row-height="true"/>
    </style:style>
    <style:style style:name="ro14" style:family="table-row">
      <style:table-row-properties style:row-height="2.8398in" fo:break-before="auto" style:use-optimal-row-height="true"/>
    </style:style>
    <style:style style:name="ro15" style:family="table-row">
      <style:table-row-properties style:row-height="2.6736in" fo:break-before="auto" style:use-optimal-row-height="true"/>
    </style:style>
    <style:style style:name="ro16" style:family="table-row">
      <style:table-row-properties style:row-height="3.1717in" fo:break-before="auto" style:use-optimal-row-height="true"/>
    </style:style>
    <style:style style:name="ro17" style:family="table-row">
      <style:table-row-properties style:row-height="4.0008in" fo:break-before="auto" style:use-optimal-row-height="true"/>
    </style:style>
    <style:style style:name="ro18" style:family="table-row">
      <style:table-row-properties style:row-height="3.3783in" fo:break-before="auto" style:use-optimal-row-height="true"/>
    </style:style>
    <style:style style:name="ro19" style:family="table-row">
      <style:table-row-properties style:row-height="2.1764in" fo:break-before="auto" style:use-optimal-row-height="true"/>
    </style:style>
    <style:style style:name="ro20" style:family="table-row">
      <style:table-row-properties style:row-height="2.5075in" fo:break-before="auto" style:use-optimal-row-height="true"/>
    </style:style>
    <style:style style:name="ro21" style:family="table-row">
      <style:table-row-properties style:row-height="1.3472in" fo:break-before="auto" style:use-optimal-row-height="true"/>
    </style:style>
    <style:style style:name="ro22" style:family="table-row">
      <style:table-row-properties style:row-height="1.8445in" fo:break-before="auto" style:use-optimal-row-height="true"/>
    </style:style>
    <style:style style:name="ro23" style:family="table-row">
      <style:table-row-properties style:row-height="3.0055in" fo:break-before="auto" style:use-optimal-row-height="true"/>
    </style:style>
    <style:style style:name="ro24" style:family="table-row">
      <style:table-row-properties style:row-height="0.5181in" fo:break-before="auto" style:use-optimal-row-height="true"/>
    </style:style>
    <style:style style:name="ro25" style:family="table-row">
      <style:table-row-properties style:row-height="0.6839in" fo:break-before="auto" style:use-optimal-row-height="true"/>
    </style:style>
    <style:style style:name="ro26" style:family="table-row">
      <style:table-row-properties style:row-height="2.0102in" fo:break-before="auto" style:use-optimal-row-height="true"/>
    </style:style>
    <style:style style:name="ro27" style:family="table-row">
      <style:table-row-properties style:row-height="2.3425in" fo:break-before="auto" style:use-optimal-row-height="true"/>
    </style:style>
    <style:style style:name="ro28" style:family="table-row">
      <style:table-row-properties style:row-height="1.6783in" fo:break-before="auto" style:use-optimal-row-height="true"/>
    </style:style>
    <style:style style:name="ro29" style:family="table-row">
      <style:table-row-properties style:row-height="0.5181in" fo:break-before="auto" style:use-optimal-row-height="false"/>
    </style:style>
    <style:style style:name="ro30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" style:family="table-cell" style:parent-style-name="Default">
      <style:table-cell-properties fo:wrap-option="wrap" fo:border="0.0008in solid #000000"/>
    </style:style>
    <style:style style:name="ce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5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2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/>
    </style:style>
    <style:style style:name="ce3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10pt" fo:font-weight="normal"/>
    </style:style>
    <style:style style:name="ce36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 fo:hyphenate="false"/>
    </style:style>
    <style:style style:name="ce3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4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56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7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6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6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/>
    </style:style>
    <style:style style:name="ce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6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7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7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78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8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8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8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8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6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T1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font-weight="bold"/>
    </style:style>
    <style:style style:name="T3" style:family="text">
      <style:text-properties fo:font-weight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style:font-name-asian="Lucida Sans Unicode" style:font-name-complex="Tahoma2"/>
    </style:style>
    <style:style style:name="T6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7" style:family="text">
      <style:text-properties style:font-name="Arial" fo:font-weight="bold" style:font-name-asian="Lucida Sans Unicode" style:font-name-complex="Tahoma2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4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6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7" style:family="text">
      <style:text-properties style:font-name="Arial" fo:font-weight="normal" style:font-name-asian="DejaVu Sans" style:font-name-complex="Tahoma2"/>
    </style:style>
    <style:style style:name="T18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19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0" style:family="text">
      <style:text-properties style:font-name="Arial" fo:font-weight="normal" style:font-name-asian="DejaVu Sans" style:font-weight-asian="bold" style:font-name-complex="Tahoma2" style:font-weight-complex="bold"/>
    </style:style>
    <style:style style:name="T21" style:family="text">
      <style:text-properties style:font-name="Arial" fo:font-weight="normal" style:font-name-asian="Lucida Sans Unicode" style:font-name-complex="Tahoma2"/>
    </style:style>
    <style:style style:name="T22" style:family="text">
      <style:text-properties style:font-name="Arial" fo:font-weight="normal" style:font-name-asian="Lucida Sans Unicode" style:font-weight-asian="bold" style:font-name-complex="Tahoma2" style:font-weight-complex="bold"/>
    </style:style>
    <style:style style:name="T23" style:family="text">
      <style:text-properties style:font-weight-asian="normal" style:font-weight-complex="normal"/>
    </style:style>
    <style:style style:name="T24" style:family="text">
      <style:text-properties style:font-name="Arial3" fo:language="en" fo:country="US" fo:font-style="normal" style:language-asian="en" style:country-asian="US" style:font-name-complex="Arial3" style:font-size-complex="6.30000019073486pt"/>
    </style:style>
    <style:style style:name="T25" style:family="text">
      <style:text-properties fo:font-weight="normal" style:font-weight-asian="bold" style:font-weight-complex="bold"/>
    </style:style>
    <style:style style:name="T26" style:family="text">
      <style:text-properties style:font-weight-asian="bold" style:font-weight-complex="bold"/>
    </style:style>
    <style:style style:name="T27" style:family="text">
      <style:text-properties fo:font-weight="bold" style:font-name-asian="Lucida Sans Unicode" style:font-weight-asian="bold" style:font-name-complex="Tahoma2" style:font-weight-complex="bold"/>
    </style:style>
    <style:style style:name="T28" style:family="text">
      <style:text-properties fo:font-weight="normal" style:font-name-asian="Lucida Sans Unicode" style:font-name-complex="Tahoma2"/>
    </style:style>
    <style:style style:name="T29" style:family="text">
      <style:text-properties fo:font-weight="normal" style:font-name-asian="Lucida Sans Unicode" style:font-weight-asian="normal" style:font-name-complex="Tahoma2" style:font-weight-complex="normal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size="10pt" style:font-size-asian="10pt" style:font-size-complex="10pt"/>
    </style:style>
    <style:style style:name="T32" style:family="text">
      <style:text-properties fo:font-size="12pt"/>
    </style:style>
    <style:style style:name="T33" style:family="text">
      <style:text-properties fo:font-size="10pt" style:font-size-asian="10pt" style:font-size-complex="10pt"/>
    </style:style>
  </office:automatic-styles>
  <office:body>
    <office:spreadsheet>
      <table:table table:name="Check_Lis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20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ECMS SNIFF TEST</text:p>
          </table:table-cell>
          <table:covered-table-cell table:number-columns-repeated="3" table:style-name="ce4"/>
        </table:table-row>
        <table:table-row table:style-name="ro2">
          <table:table-cell table:style-name="ce2" office:value-type="string">
            <text:p>Id</text:p>
          </table:table-cell>
          <table:table-cell table:style-name="ce4" office:value-type="string">
            <text:p>Main cases</text:p>
          </table:table-cell>
          <table:table-cell table:style-name="ce17" office:value-type="string">
            <text:p>Priority</text:p>
          </table:table-cell>
          <table:table-cell table:style-name="ce17" office:value-type="string">
            <text:p>Affect</text:p>
          </table:table-cell>
        </table:table-row>
        <table:table-row table:style-name="ro3">
          <table:table-cell office:value-type="string">
            <text:p>SNF_ECMS_WCM_SCV_01</text:p>
          </table:table-cell>
          <table:table-cell office:value-type="string">
            <text:p>Create new Single Content Viewer page</text:p>
          </table:table-cell>
          <table:table-cell table:style-name="ce18" office:value-type="string">
            <text:p>High</text:p>
          </table:table-cell>
          <table:table-cell/>
        </table:table-row>
        <table:table-row table:style-name="ro3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18" office:value-type="string">
            <text:p>High</text:p>
          </table:table-cell>
          <table:table-cell/>
        </table:table-row>
        <table:table-row table:style-name="ro3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18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WCM_ESC_01</text:p>
          </table:table-cell>
          <table:table-cell office:value-type="string">
            <text:p>Edit Single Content Viewer (Banner, Footer...) in Overview page</text:p>
          </table:table-cell>
          <table:table-cell table:style-name="ce18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18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18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WCM_DPC_01</text:p>
          </table:table-cell>
          <table:table-cell table:style-name="ce6" office:value-type="string">
            <text:p>Show draft/public content from page</text:p>
          </table:table-cell>
          <table:table-cell table:style-name="ce18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WCM_FCC_01</text:p>
          </table:table-cell>
          <table:table-cell table:style-name="ce6" office:value-type="string">
            <text:p>Configuration for FCC portlet and create new document using it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WCM_NEW_01</text:p>
          </table:table-cell>
          <table:table-cell office:value-type="string">
            <text:p>Add new Events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CFD_01</text:p>
          </table:table-cell>
          <table:table-cell table:style-name="ce7" office:value-type="string">
            <text:p>Create/delete Content folder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CFD_02</text:p>
          </table:table-cell>
          <table:table-cell table:style-name="ce7" office:value-type="string">
            <text:p>Create/delete Document folder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DOC_01</text:p>
          </table:table-cell>
          <table:table-cell table:style-name="ce7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DOC_02</text:p>
          </table:table-cell>
          <table:table-cell table:style-name="ce7" office:value-type="string">
            <text:p>Create/edit/delete <text:s/>Fil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DOC_03</text:p>
          </table:table-cell>
          <table:table-cell table:style-name="ce7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UPL_01</text:p>
          </table:table-cell>
          <table:table-cell table:style-name="ce7" office:value-type="string">
            <text:p>Upload a fil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ACT_01</text:p>
          </table:table-cell>
          <table:table-cell table:style-name="ce7" office:value-type="string">
            <text:p>Copy/paste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ACT_02</text:p>
          </table:table-cell>
          <table:table-cell table:style-name="ce7" office:value-type="string">
            <text:p>Cut/paste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ACT_03</text:p>
          </table:table-cell>
          <table:table-cell table:style-name="ce7" office:value-type="string">
            <text:p>Lock/Unlock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ACT_04</text:p>
          </table:table-cell>
          <table:table-cell table:style-name="ce7" office:value-type="string">
            <text:p>Rename/Title for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ACT_05</text:p>
          </table:table-cell>
          <table:table-cell table:style-name="ce7" office:value-type="string">
            <text:p>Add symlink for nod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ECMS_DMS_ACT_06</text:p>
          </table:table-cell>
          <table:table-cell table:style-name="ce7" office:value-type="string">
            <text:p>Add/Remove Favorit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ECMS_DMS_ACT_07</text:p>
          </table:table-cell>
          <table:table-cell table:style-name="ce8" office:value-type="string">
            <text:p>Download and Allow Edition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ACT_08</text:p>
          </table:table-cell>
          <table:table-cell table:style-name="ce8" office:value-type="string">
            <text:p>Manage Actions on WebDAV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ACT_09</text:p>
          </table:table-cell>
          <table:table-cell table:style-name="ce8" office:value-type="string">
            <text:p>Copy URL to Clipboar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ACT_10</text:p>
          </table:table-cell>
          <table:table-cell table:style-name="ce7" office:value-type="string">
            <text:p>Drag and drop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COL_01</text:p>
          </table:table-cell>
          <table:table-cell table:style-name="ce9" office:value-type="string">
            <text:p>Manage Private tag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COL_02</text:p>
          </table:table-cell>
          <table:table-cell table:style-name="ce9" office:value-type="string">
            <text:p>Manage Public tag (Add/Edit/Delete) 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COL_03</text:p>
          </table:table-cell>
          <table:table-cell table:style-name="ce10" office:value-type="string">
            <text:p>Add language for document/uploaded fil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COL_04</text:p>
          </table:table-cell>
          <table:table-cell table:style-name="ce10" office:value-type="string">
            <text:p>Vote for document/uploaded fil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COL_05</text:p>
          </table:table-cell>
          <table:table-cell table:style-name="ce10" office:value-type="string">
            <text:p>Manage Comment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ADI_01</text:p>
          </table:table-cell>
          <table:table-cell table:style-name="ce7" office:value-type="string">
            <text:p>Manage Publication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ADI_02</text:p>
          </table:table-cell>
          <table:table-cell table:style-name="ce8" office:value-type="string">
            <text:p>Manage Category (Add/Delete)</text:p>
          </table:table-cell>
          <table:table-cell table:style-name="ce21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ADI_03</text:p>
          </table:table-cell>
          <table:table-cell table:style-name="ce8" office:value-type="string">
            <text:p>Manage Relation (Add/Delete/Show/Hide)</text:p>
          </table:table-cell>
          <table:table-cell table:style-name="ce21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ADI_04</text:p>
          </table:table-cell>
          <table:table-cell table:style-name="ce7" office:value-type="string">
            <text:p>View Node Propertie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ADI_05</text:p>
          </table:table-cell>
          <table:table-cell table:style-name="ce7" office:value-type="string">
            <text:p>Export /Import node</text:p>
          </table:table-cell>
          <table:table-cell table:style-name="ce21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INF_01</text:p>
          </table:table-cell>
          <table:table-cell table:style-name="ce11" office:value-type="string">
            <text:p>Manage Permission(Add/Edit/Delete)</text:p>
          </table:table-cell>
          <table:table-cell table:style-name="ce21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INF_02</text:p>
          </table:table-cell>
          <table:table-cell table:style-name="ce12" office:value-type="string">
            <text:p>View metadata</text:p>
          </table:table-cell>
          <table:table-cell table:style-name="ce21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DMS_SER_01</text:p>
          </table:table-cell>
          <table:table-cell table:style-name="ce13" office:value-type="string">
            <text:p>Simple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SER_02</text:p>
          </table:table-cell>
          <table:table-cell table:style-name="ce13"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SER_03</text:p>
          </table:table-cell>
          <table:table-cell table:style-name="ce13" office:value-type="string">
            <text:p>Manage query in Advanced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VIE_01</text:p>
          </table:table-cell>
          <table:table-cell table:style-name="ce14" office:value-type="string">
            <text:p>Select view mod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SET_01</text:p>
          </table:table-cell>
          <table:table-cell table:style-name="ce14" office:value-type="string">
            <text:p>Set up browsing Preference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SET_02</text:p>
          </table:table-cell>
          <table:table-cell table:style-name="ce14" office:value-type="string">
            <text:p>Set up Preferences for quick filter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DMS_SET_03</text:p>
          </table:table-cell>
          <table:table-cell table:style-name="ce14" office:value-type="string">
            <text:p>Quick Filter by Items/Type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DMS_CLB_01</text:p>
          </table:table-cell>
          <table:table-cell table:style-name="ce13" office:value-type="string">
            <text:p>Manage Clipboard (Paste/Delet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ADM_01</text:p>
          </table:table-cell>
          <table:table-cell table:style-name="ce15" office:value-type="string">
            <text:p>Manage Folksonomy (Add/Edit/Delete)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DMS_ADM_02</text:p>
          </table:table-cell>
          <table:table-cell table:style-name="ce15" office:value-type="string">
            <text:p>Manage Taxonomy Tree (Add/Edit/Delet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ADM_03</text:p>
          </table:table-cell>
          <table:table-cell table:style-name="ce15" office:value-type="string">
            <text:p>Manage Template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ADM_04</text:p>
          </table:table-cell>
          <table:table-cell table:style-name="ce15" office:value-type="string">
            <text:p>Manage Metadata(View/Edit/Delete)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DMS_ADM_05</text:p>
          </table:table-cell>
          <table:table-cell table:style-name="ce15" office:value-type="string">
            <text:p>Manage Views(Add/View/Edit/Delete)</text:p>
          </table:table-cell>
          <table:table-cell table:style-name="ce21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ADM_06</text:p>
          </table:table-cell>
          <table:table-cell table:style-name="ce15" office:value-type="string">
            <text:p>Manage Drive(Add/Edit/Delete)</text:p>
          </table:table-cell>
          <table:table-cell table:style-name="ce21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DMS_ADM_07</text:p>
          </table:table-cell>
          <table:table-cell table:style-name="ce15" office:value-type="string">
            <text:p>Namespace registry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DMS_ADM_08</text:p>
          </table:table-cell>
          <table:table-cell table:style-name="ce15" office:value-type="string">
            <text:p>Manage Node types(Add/View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ADM_09</text:p>
          </table:table-cell>
          <table:table-cell table:style-name="ce15" office:value-type="string">
            <text:p>Manage Query(Add/Edit/Delete)</text:p>
          </table:table-cell>
          <table:table-cell table:style-name="ce21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ADM_10</text:p>
          </table:table-cell>
          <table:table-cell table:style-name="ce15" office:value-type="string">
            <text:p>Manage Script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ADM_11</text:p>
          </table:table-cell>
          <table:table-cell table:style-name="ce15" office:value-type="string">
            <text:p>Manage Ac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WF_CPN_01</text:p>
          </table:table-cell>
          <table:table-cell table:style-name="ce16" office:value-type="string">
            <text:p>Approve a cont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WF_CPN_02</text:p>
          </table:table-cell>
          <table:table-cell table:style-name="ce16" office:value-type="string">
            <text:p>Disapprov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WF_CPN_03</text:p>
          </table:table-cell>
          <table:table-cell table:style-name="ce16" office:value-type="string">
            <text:p>Delegat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WF_CPN_04</text:p>
          </table:table-cell>
          <table:table-cell table:style-name="ce16" office:value-type="string">
            <text:p>Refus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WF_PRS_01</text:p>
          </table:table-cell>
          <table:table-cell office:value-type="string">
            <text:p>Grand a pay rais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WF_PRS_02</text:p>
          </table:table-cell>
          <table:table-cell office:value-type="string">
            <text:p>Refuse a pay rais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WF_HLD_02</text:p>
          </table:table-cell>
          <table:table-cell office:value-type="string">
            <text:p>Disapprove holiday proces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WF_HLD_03</text:p>
          </table:table-cell>
          <table:table-cell office:value-type="string">
            <text:p>Refuse a holiday proces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table:table-column table:style-name="co5" table:default-cell-style-name="ce25"/>
        <table:table-column table:style-name="co6" table:default-cell-style-name="ce3"/>
        <table:table-column table:style-name="co5" table:default-cell-style-name="ce36"/>
        <table:table-column table:style-name="co7" table:default-cell-style-name="ce3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5" table:default-cell-style-name="ce20"/>
        <table:table-column table:style-name="co5" table:number-columns-repeated="247" table:default-cell-style-name="Default"/>
        <table:table-row table:style-name="ro7">
          <table:table-cell table:style-name="ce22"/>
          <table:table-cell table:style-name="ce26" office:value-type="string">
            <text:p>SNIFF TEST</text:p>
          </table:table-cell>
          <table:table-cell table:style-name="ce32"/>
          <table:table-cell table:style-name="ce27" table:number-columns-repeated="2"/>
          <table:table-cell table:style-name="ce31" table:number-columns-repeated="2"/>
          <table:table-cell table:style-name="ce27" table:number-columns-repeated="2"/>
          <table:table-cell table:style-name="ce70"/>
          <table:table-cell table:style-name="ce71" office:value-type="string">
            <text:p>Passed</text:p>
          </table:table-cell>
          <table:table-cell table:style-name="ce71" table:formula="oooc:=COUNTIF([.L$7:.L$992];[.$K1])" office:value-type="float" office:value="0">
            <text:p>0</text:p>
          </table:table-cell>
          <table:table-cell table:style-name="ce71" table:formula="oooc:=COUNTIF([.M$7:.M$992];[.$K1])" office:value-type="float" office:value="0">
            <text:p>0</text:p>
          </table:table-cell>
          <table:table-cell table:style-name="ce71" table:formula="oooc:=COUNTIF([.N$7:.N$992];[.$K1])" office:value-type="float" office:value="0">
            <text:p>0</text:p>
          </table:table-cell>
          <table:table-cell table:style-name="ce71" table:formula="oooc:=COUNTIF([.O$7:.O$992];[.$K1])" office:value-type="float" office:value="0">
            <text:p>0</text:p>
          </table:table-cell>
          <table:table-cell table:number-columns-repeated="241"/>
        </table:table-row>
        <table:table-row table:style-name="ro7">
          <table:table-cell table:style-name="ce22"/>
          <table:table-cell table:style-name="ce27"/>
          <table:table-cell table:style-name="ce33"/>
          <table:table-cell table:style-name="ce27" table:number-columns-repeated="2"/>
          <table:table-cell table:style-name="ce31" table:number-columns-repeated="2"/>
          <table:table-cell table:style-name="ce27" table:number-columns-repeated="2"/>
          <table:table-cell table:style-name="ce71"/>
          <table:table-cell table:style-name="ce71" office:value-type="string">
            <text:p>Failed</text:p>
          </table:table-cell>
          <table:table-cell table:style-name="ce71" table:formula="oooc:=COUNTIF([.L$7:.L$992];[.$K2])" office:value-type="float" office:value="0">
            <text:p>0</text:p>
          </table:table-cell>
          <table:table-cell table:style-name="ce71" table:formula="oooc:=COUNTIF([.M$7:.M$992];[.$K2])" office:value-type="float" office:value="0">
            <text:p>0</text:p>
          </table:table-cell>
          <table:table-cell table:style-name="ce71" table:formula="oooc:=COUNTIF([.N$7:.N$992];[.$K2])" office:value-type="float" office:value="0">
            <text:p>0</text:p>
          </table:table-cell>
          <table:table-cell table:style-name="ce71" table:formula="oooc:=COUNTIF([.O$7:.O$992];[.$K2])" office:value-type="float" office:value="0">
            <text:p>0</text:p>
          </table:table-cell>
          <table:table-cell table:number-columns-repeated="241"/>
        </table:table-row>
        <table:table-row table:style-name="ro7">
          <table:table-cell table:style-name="ce22"/>
          <table:table-cell table:style-name="ce28" office:value-type="string">
            <text:p>Function List<text:span text:style-name="T1">:</text:span></text:p>
          </table:table-cell>
          <table:table-cell table:style-name="ce34" office:value-type="string" table:number-columns-spanned="3" table:number-rows-spanned="1">
            <text:p>SniffTest of ECMS </text:p>
          </table:table-cell>
          <table:covered-table-cell table:number-columns-repeated="2" table:style-name="ce31"/>
          <table:table-cell table:style-name="ce31" table:number-columns-repeated="2"/>
          <table:table-cell table:style-name="ce68"/>
          <table:table-cell table:style-name="ce31"/>
          <table:table-cell table:style-name="ce71"/>
          <table:table-cell table:style-name="ce71" office:value-type="string">
            <text:p>Blocked</text:p>
          </table:table-cell>
          <table:table-cell table:style-name="ce71" table:formula="oooc:=COUNTIF([.L$7:.L$992];[.$K3])" office:value-type="float" office:value="0">
            <text:p>0</text:p>
          </table:table-cell>
          <table:table-cell table:style-name="ce71" table:formula="oooc:=COUNTIF([.M$7:.M$992];[.$K3])" office:value-type="float" office:value="0">
            <text:p>0</text:p>
          </table:table-cell>
          <table:table-cell table:style-name="ce71" table:formula="oooc:=COUNTIF([.N$7:.N$992];[.$K3])" office:value-type="float" office:value="0">
            <text:p>0</text:p>
          </table:table-cell>
          <table:table-cell table:style-name="ce71" table:formula="oooc:=COUNTIF([.O$7:.O$992];[.$K3])" office:value-type="float" office:value="0">
            <text:p>0</text:p>
          </table:table-cell>
          <table:table-cell table:number-columns-repeated="241"/>
        </table:table-row>
        <table:table-row table:style-name="ro4">
          <table:table-cell table:style-name="ce22"/>
          <table:table-cell table:style-name="ce28" office:value-type="string">
            <text:p>Total main cases:</text:p>
          </table:table-cell>
          <table:table-cell table:style-name="ce34" table:formula="oooc:=MAX([.A7:.A982])" office:value-type="float" office:value="74" table:number-columns-spanned="3" table:number-rows-spanned="1">
            <text:p>74</text:p>
          </table:table-cell>
          <table:covered-table-cell table:number-columns-repeated="2" table:style-name="ce31"/>
          <table:table-cell table:style-name="ce31" table:number-columns-repeated="2"/>
          <table:table-cell table:style-name="ce68"/>
          <table:table-cell table:style-name="ce31"/>
          <table:table-cell table:style-name="ce71"/>
          <table:table-cell table:style-name="ce72" office:value-type="string">
            <text:p>Untested</text:p>
          </table:table-cell>
          <table:table-cell table:style-name="ce71" table:formula="oooc:=COUNTIF([.L$7:.L$992];[.$K4])" office:value-type="float" office:value="0">
            <text:p>0</text:p>
          </table:table-cell>
          <table:table-cell table:style-name="ce71" table:formula="oooc:=COUNTIF([.M$7:.M$992];[.$K4])" office:value-type="float" office:value="0">
            <text:p>0</text:p>
          </table:table-cell>
          <table:table-cell table:style-name="ce71" table:formula="oooc:=COUNTIF([.N$7:.N$992];[.$K4])" office:value-type="float" office:value="0">
            <text:p>0</text:p>
          </table:table-cell>
          <table:table-cell table:style-name="ce71" table:formula="oooc:=COUNTIF([.O$7:.O$992];[.$K4])" office:value-type="float" office:value="0">
            <text:p>0</text:p>
          </table:table-cell>
          <table:table-cell table:number-columns-repeated="241"/>
        </table:table-row>
        <table:table-row table:style-name="ro7">
          <table:table-cell table:style-name="ce22"/>
          <table:table-cell table:style-name="ce29"/>
          <table:table-cell table:style-name="ce35"/>
          <table:table-cell table:style-name="ce37" table:number-columns-repeated="6"/>
          <table:table-cell table:style-name="ce72"/>
          <table:table-cell office:value-type="string">
            <text:p>N/A</text:p>
          </table:table-cell>
          <table:table-cell table:style-name="ce71" table:formula="oooc:=COUNTIF([.L$7:.L$992];[.$K5])" office:value-type="float" office:value="0">
            <text:p>0</text:p>
          </table:table-cell>
          <table:table-cell table:style-name="ce71" table:formula="oooc:=COUNTIF([.M$7:.M$992];[.$K5])" office:value-type="float" office:value="0">
            <text:p>0</text:p>
          </table:table-cell>
          <table:table-cell table:style-name="ce71" table:formula="oooc:=COUNTIF([.N$7:.N$992];[.$K5])" office:value-type="float" office:value="0">
            <text:p>0</text:p>
          </table:table-cell>
          <table:table-cell table:style-name="ce71" table:formula="oooc:=COUNTIF([.O$7:.O$992];[.$K5])" office:value-type="float" office:value="0">
            <text:p>0</text:p>
          </table:table-cell>
          <table:table-cell table:number-columns-repeated="241"/>
        </table:table-row>
        <table:table-row table:style-name="ro4">
          <table:table-cell table:style-name="ce23" office:value-type="string">
            <text:p>Case No</text:p>
          </table:table-cell>
          <table:table-cell table:style-name="ce30" office:value-type="string">
            <text:p>Related function</text:p>
          </table:table-cell>
          <table:table-cell table:style-name="ce30" office:value-type="string">
            <text:p>Case ID</text:p>
          </table:table-cell>
          <table:table-cell table:style-name="ce30" office:value-type="string">
            <text:p>Path</text:p>
          </table:table-cell>
          <table:table-cell table:style-name="ce30" office:value-type="string">
            <text:p>Case Name</text:p>
          </table:table-cell>
          <table:table-cell table:style-name="ce30" office:value-type="string">
            <text:p>Description</text:p>
          </table:table-cell>
          <table:table-cell table:style-name="ce30" office:value-type="string">
            <text:p>Steps</text:p>
          </table:table-cell>
          <table:table-cell table:style-name="ce30" office:value-type="string">
            <text:p>Expected Output</text:p>
          </table:table-cell>
          <table:table-cell table:style-name="ce30" office:value-type="string">
            <text:p>Priority</text:p>
          </table:table-cell>
          <table:table-cell table:style-name="ce30" office:value-type="string">
            <text:p>Affect</text:p>
          </table:table-cell>
          <table:table-cell table:style-name="ce30"/>
          <table:table-cell table:style-name="ce30" office:value-type="string">
            <text:p>FF</text:p>
          </table:table-cell>
          <table:table-cell table:style-name="ce30" office:value-type="string">
            <text:p>IE</text:p>
          </table:table-cell>
          <table:table-cell table:style-name="ce30" table:number-columns-repeated="2"/>
          <table:table-cell table:style-name="ce30" office:value-type="string">
            <text:p>Comment</text:p>
          </table:table-cell>
          <table:table-cell table:style-name="ce74" table:number-columns-repeated="240"/>
        </table:table-row>
        <table:table-row table:style-name="ro8">
          <table:table-cell table:style-name="ce24" office:value-type="float" office:value="1">
            <text:p>001</text:p>
          </table:table-cell>
          <table:table-cell office:value-type="string">
            <text:p>SNF_ECMS_WCM_SCV_01</text:p>
          </table:table-cell>
          <table:table-cell office:value-type="float" office:value="1">
            <text:p>001</text:p>
          </table:table-cell>
          <table:table-cell table:style-name="ce38" office:value-type="string">
            <text:p>ECMS\WCM\Single_Content_Viewer</text:p>
          </table:table-cell>
          <table:table-cell office:value-type="string">
            <text:p>Create new Single Content Viewer page</text:p>
          </table:table-cell>
          <table:table-cell office:value-type="string">
            <text:p>Step 1: Create new Single Content Viewer page</text:p>
          </table:table-cell>
          <table:table-cell office:value-type="string">
            <text:p>- Login acme by Admin/Web contributor</text:p>
            <text:p>- Choose <text:span text:style-name="T2">Site </text:span><text:span text:style-name="T2">Editor/Add </text:span><text:span text:style-name="T2">new page</text:span></text:p>
            <text:p><text:span text:style-name="T2">- </text:span><text:span text:style-name="T3">Drag and drop </text:span><text:span text:style-name="T3">Content Detail </text:span><text:span text:style-name="T3">portlet to this </text:span><text:span text:style-name="T3">site</text:span></text:p>
            <text:p><text:span text:style-name="T3">- Click Edit icon </text:span><text:span text:style-name="T3">to edit this </text:span><text:span text:style-name="T3">porlet</text:span></text:p>
            <text:p>- Select path where stores these web contents/documents</text:p>
            <text:p>- Click icon in Action column in the right to select one of them</text:p>
          </table:table-cell>
          <table:table-cell office:value-type="string">
            <text:p>The selected web content/document is viewed in Single Content Viewer portlet in the new page</text:p>
          </table:table-cell>
          <table:table-cell table:style-name="ce18" office:value-type="string">
            <text:p>High</text:p>
          </table:table-cell>
          <table:table-cell table:style-name="ce37" table:number-columns-repeated="6"/>
          <table:table-cell table:number-columns-repeated="241"/>
        </table:table-row>
        <table:table-row table:style-name="ro9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WCM_CLV_01</text:p>
          </table:table-cell>
          <table:table-cell office:value-type="float" office:value="1">
            <text:p>001</text:p>
          </table:table-cell>
          <table:table-cell table:style-name="ce38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4">Content </text:span><text:span text:style-name="T4">Explorer/Sites </text:span><text:span text:style-name="T4">Management/a</text:span><text:span text:style-name="T4">cme/web </text:span><text:span text:style-name="T4">contents</text:span></text:p>
            <text:p>- Select <text:span text:style-name="T4">Site </text:span><text:span text:style-name="T4">editor/Add </text:span><text:span text:style-name="T4">new page</text:span> to create new page. </text:p>
            <text:p>- Select page node before inputing Node Name and Display Name then click [<text:span text:style-name="T2">Next</text:span>] button</text:p>
            <text:p>- Select a page layout template</text:p>
            <text:p>- Click [<text:span text:style-name="T2">Next</text:span>] button</text:p>
            <text:p>- Choose a Content list viewer portlet by drag and drop from page editor</text:p>
            <text:p>- Click edit portlet icon of this Content list viewer portlet</text:p>
            <text:p>- Choose <text:span text:style-name="T2">by </text:span><text:span text:style-name="T2">folder</text:span> option</text:p>
            <text:p>- Click [<text:span text:style-name="T2">Select </text:span><text:span text:style-name="T2">folder path</text:span>] icon to select <text:span text:style-name="T2">web contents </text:span><text:span text:style-name="T2">(or </text:span><text:span text:style-name="T2">documents)</text:span> folder in acme </text:p>
            <text:p>- Click [<text:span text:style-name="T2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18" office:value-type="string">
            <text:p>High</text:p>
          </table:table-cell>
          <table:table-cell table:style-name="ce37" table:number-columns-repeated="6"/>
          <table:table-cell table:number-columns-repeated="241"/>
        </table:table-row>
        <table:table-row table:style-name="ro10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WCM_CLV_02</text:p>
          </table:table-cell>
          <table:table-cell office:value-type="float" office:value="1">
            <text:p>001</text:p>
          </table:table-cell>
          <table:table-cell table:style-name="ce38" office:value-type="string">
            <text:p>ECMS\WCM\Content_List_Viewer\Create_By_Contents</text:p>
          </table:table-cell>
          <table:table-cell office:value-type="string">
            <text:p>Create new Content List Viewer page with mode “By Contents”</text:p>
          </table:table-cell>
          <table:table-cell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4">Content</text:span><text:span text:style-name="T2"> </text:span><text:span text:style-name="T2">Explorer/Sites </text:span><text:span text:style-name="T2">Management/a</text:span><text:span text:style-name="T2">cme/web </text:span><text:span text:style-name="T2">contents</text:span></text:p>
            <text:p><text:span text:style-name="T5">- Select </text:span><text:span text:style-name="T6">Site </text:span><text:span text:style-name="T6">editor/Add </text:span><text:span text:style-name="T6">new page</text:span><text:span text:style-name="T5"> to </text:span><text:span text:style-name="T5">create new </text:span><text:span text:style-name="T5">page. </text:span></text:p>
            <text:p><text:span text:style-name="T5">- Select page </text:span><text:span text:style-name="T5">node before </text:span><text:span text:style-name="T5">inputing Node </text:span><text:span text:style-name="T5">Name and </text:span><text:span text:style-name="T5">Display Name </text:span><text:span text:style-name="T5">then click </text:span><text:span text:style-name="T5">[</text:span><text:span text:style-name="T7">Next</text:span><text:span text:style-name="T5">] button</text:span></text:p>
            <text:p><text:span text:style-name="T5">- Select a page </text:span><text:span text:style-name="T5">layout template</text:span></text:p>
            <text:p><text:span text:style-name="T5">- Click [</text:span><text:span text:style-name="T7">Next</text:span><text:span text:style-name="T5">] </text:span><text:span text:style-name="T5">button</text:span></text:p>
            <text:p><text:span text:style-name="T5">- Choose a </text:span><text:span text:style-name="T5">Content list </text:span><text:span text:style-name="T5">viewer portlet </text:span><text:span text:style-name="T5">by drag and </text:span><text:span text:style-name="T5">drop from page </text:span><text:span text:style-name="T5">editor</text:span></text:p>
            <text:p><text:span text:style-name="T5">- Click edit </text:span><text:span text:style-name="T5">portlet icon of </text:span><text:span text:style-name="T5">this Content list </text:span><text:span text:style-name="T5">viewer portlet</text:span></text:p>
            <text:p>- Choose <text:span text:style-name="T2">by </text:span><text:span text:style-name="T2">contents</text:span> option</text:p>
            <text:p>- Click [<text:span text:style-name="T2">Select </text:span><text:span text:style-name="T2">folder path</text:span>] icon to some web contents/documents that you want to view</text:p>
            <text:p>- Click [<text:span text:style-name="T4">Save</text:span>] button in <text:span text:style-name="T3">Multiple content </text:span><text:span text:style-name="T3">selector</text:span> panel</text:p>
            <text:p>- Click [<text:span text:style-name="T2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18" office:value-type="string">
            <text:p>High</text:p>
          </table:table-cell>
          <table:table-cell table:style-name="ce37" table:number-columns-repeated="6"/>
          <table:table-cell table:number-columns-repeated="241"/>
        </table:table-row>
        <table:table-row table:style-name="ro11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WCM_ESC_01</text:p>
          </table:table-cell>
          <table:table-cell office:value-type="float" office:value="1">
            <text:p>001</text:p>
          </table:table-cell>
          <table:table-cell table:style-name="ce38" office:value-type="string">
            <text:p>ECMS\WCM\Edit_SCV</text:p>
          </table:table-cell>
          <table:table-cell office:value-type="string">
            <text:p>Edit Single Content Viewer (Banner, Footer...) in Overview page</text:p>
          </table:table-cell>
          <table:table-cell office:value-type="string">
            <text:p>Step 1: Edit Single Content Viewer (Banner, Footer...) in Overview page</text:p>
          </table:table-cell>
          <table:table-cell office:value-type="string">
            <text:p>- Login acme by administrator successfully</text:p>
            <text:p>- Open <text:span text:style-name="T4">Overview</text:span> page</text:p>
            <text:p>- Open edit mode then click quick edit icon of any element in the banner</text:p>
            <text:p>- Edit name banner, insert logo, insert slogan, update CSS</text:p>
            <text:p>- Click [<text:span text:style-name="T2">Save</text:span>] button</text:p>
          </table:table-cell>
          <table:table-cell office:value-type="string">
            <text:p>Single content viewer is updated and displayed with new properties</text:p>
          </table:table-cell>
          <table:table-cell table:style-name="ce18" office:value-type="string">
            <text:p>Medium</text:p>
          </table:table-cell>
          <table:table-cell table:style-name="ce37" table:number-columns-repeated="6"/>
          <table:table-cell table:number-columns-repeated="241"/>
        </table:table-row>
        <table:table-row table:style-name="ro12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WCM_ECL_01</text:p>
          </table:table-cell>
          <table:table-cell office:value-type="float" office:value="1">
            <text:p>001</text:p>
          </table:table-cell>
          <table:table-cell table:style-name="ce38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4">Overview</text:span> page</text:p>
            <text:p>- Open edit mode then click <text:span text:style-name="T4">Preference</text:span> icon of any CLV </text:p>
            <text:p>- Change properties in CLV configuration form</text:p>
            <text:p>- Click [<text:span text:style-name="T2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18" office:value-type="string">
            <text:p>Medium</text:p>
          </table:table-cell>
          <table:table-cell table:style-name="ce37" table:number-columns-repeated="6"/>
          <table:table-cell table:number-columns-repeated="241"/>
        </table:table-row>
        <table:table-row table:style-name="ro13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WCM_SCD_01</text:p>
          </table:table-cell>
          <table:table-cell office:value-type="float" office:value="1">
            <text:p>001</text:p>
          </table:table-cell>
          <table:table-cell table:style-name="ce38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Click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18" office:value-type="string">
            <text:p>High</text:p>
          </table:table-cell>
          <table:table-cell table:style-name="ce37" table:number-columns-repeated="6"/>
          <table:table-cell table:number-columns-repeated="241"/>
        </table:table-row>
        <table:table-row table:style-name="ro14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WCM_DPC_01</text:p>
          </table:table-cell>
          <table:table-cell office:value-type="float" office:value="1">
            <text:p>001</text:p>
          </table:table-cell>
          <table:table-cell table:style-name="ce38" office:value-type="string">
            <text:p>ECMS\WCM\UnPublication</text:p>
          </table:table-cell>
          <table:table-cell table:style-name="ce43" office:value-type="string">
            <text:p>Show draft/public content from page</text:p>
          </table:table-cell>
          <table:table-cell table:style-name="ce43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4">Content</text:span> <text:span text:style-name="T4">E</text:span><text:span text:style-name="T2">xplorer/Sites </text:span><text:span text:style-name="T2">Managements/</text:span><text:span text:style-name="T2">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4">Content</text:span> <text:span text:style-name="T4">E</text:span><text:span text:style-name="T2">xplorer/Sites </text:span><text:span text:style-name="T2">Managements/</text:span><text:span text:style-name="T2">acme</text:span></text:p>
            <text:p><text:span text:style-name="T8">- Select this </text:span><text:span text:style-name="T8">document </text:span><text:span text:style-name="T8">above</text:span></text:p>
            <text:p><text:span text:style-name="T8">- Click </text:span><text:span text:style-name="T9">Manage </text:span><text:span text:style-name="T9">Publications</text:span><text:span text:style-name="T8"> in </text:span><text:span text:style-name="T8">Action bar</text:span></text:p>
            <text:p>- Choose <text:span text:style-name="T4">Publish</text:span><text:span text:style-name="T2"> </text:span><text:span text:style-name="T3">status.</text:span></text:p>
            <text:p><text:span text:style-name="T3">- Go to page </text:span><text:span text:style-name="T3">contains </text:span><text:span text:style-name="T3">document/web </text:span><text:span text:style-name="T3">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18" office:value-type="string">
            <text:p>High</text:p>
          </table:table-cell>
          <table:table-cell table:style-name="ce37" table:number-columns-repeated="6"/>
          <table:table-cell table:number-columns-repeated="241"/>
        </table:table-row>
        <table:table-row table:style-name="ro15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WCM_NEL_01</text:p>
          </table:table-cell>
          <table:table-cell office:value-type="float" office:value="1">
            <text:p>001</text:p>
          </table:table-cell>
          <table:table-cell table:style-name="ce38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2">Groups/Newsl</text:span><text:span text:style-name="T2">etter </text:span></text:p>
            <text:p><text:span text:style-name="T10">Add categor</text:span><text:span text:style-name="T8">y:</text:span></text:p>
            <text:p>- Click [<text:span text:style-name="T2">New </text:span><text:span text:style-name="T2">Category</text:span>] action</text:p>
            <text:p>- Input Name, Title and assign moderators for this Category</text:p>
            <text:p>- Click [<text:span text:style-name="T2">Save</text:span>] button</text:p>
            <text:p><text:span text:style-name="T11">Edit category</text:span>:</text:p>
            <text:p>- select a category added by click on category's title</text:p>
            <text:p>- Click [<text:span text:style-name="T2">Administratio</text:span><text:span text:style-name="T2">n</text:span>] button then select [<text:span text:style-name="T2">Edit </text:span><text:span text:style-name="T2">Category</text:span>] action</text:p>
            <text:p>- Make changes and save</text:p>
            <text:p><text:span text:style-name="T11">Delete </text:span><text:span text:style-name="T11">category</text:span>:</text:p>
            <text:p>- Click [<text:span text:style-name="T2">Administratio</text:span><text:span text:style-name="T2">n</text:span>] button then select [<text:span text:style-name="T2">Edit </text:span><text:span text:style-name="T2">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19" office:value-type="string">
            <text:p>High</text:p>
          </table:table-cell>
          <table:table-cell table:style-name="ce37" table:number-columns-repeated="6"/>
          <table:table-cell table:number-columns-repeated="241"/>
        </table:table-row>
        <table:table-row table:style-name="ro16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WCM_NEL_02</text:p>
          </table:table-cell>
          <table:table-cell office:value-type="float" office:value="1">
            <text:p>001</text:p>
          </table:table-cell>
          <table:table-cell table:style-name="ce38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2">Groups/Newsl</text:span><text:span text:style-name="T2">etter </text:span></text:p>
            <text:p><text:span text:style-name="T10">Add </text:span><text:span text:style-name="T10">Subscription</text:span><text:span text:style-name="T2">:</text:span></text:p>
            <text:p>- Click [<text:span text:style-name="T2">New </text:span><text:span text:style-name="T2">Subscription</text:span>] action</text:p>
            <text:p>- Selete category from list box, Input Name, Title and assign redactors for this subscription</text:p>
            <text:p>- Click [<text:span text:style-name="T2">Save</text:span>] button</text:p>
            <text:p><text:span text:style-name="T11">Edit </text:span><text:span text:style-name="T11">Subscription</text:span>:</text:p>
            <text:p>- Select category that contanis subscription</text:p>
            <text:p>- then select a subscription by ticking on check box</text:p>
            <text:p>- Click [<text:span text:style-name="T2">Administratio</text:span><text:span text:style-name="T2">n</text:span>] button then select [<text:span text:style-name="T2">Edit</text:span>] action</text:p>
            <text:p>- Make changes and save</text:p>
            <text:p><text:span text:style-name="T11">Delete </text:span><text:span text:style-name="T11">Subscription</text:span>:</text:p>
            <text:p>- select a subscription by ticking on check box</text:p>
            <text:p>- Click [<text:span text:style-name="T2">Administratio</text:span><text:span text:style-name="T2">n</text:span>] button then select [<text:span text:style-name="T2">Delete</text:span>] action</text:p>
            <text:p>- Click [<text:span text:style-name="T2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19" office:value-type="string">
            <text:p>High</text:p>
          </table:table-cell>
          <table:table-cell table:style-name="ce37" table:number-columns-repeated="6"/>
          <table:table-cell table:number-columns-repeated="241"/>
        </table:table-row>
        <table:table-row table:style-name="ro17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WCM_NEL_03</text:p>
          </table:table-cell>
          <table:table-cell office:value-type="float" office:value="1">
            <text:p>001</text:p>
          </table:table-cell>
          <table:table-cell table:style-name="ce38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2">Groups/Newsl</text:span><text:span text:style-name="T2">etter </text:span></text:p>
            <text:p><text:span text:style-name="T10">Create letter</text:span></text:p>
            <text:p>- Click [<text:span text:style-name="T4">New </text:span><text:span text:style-name="T4">letter</text:span>] action </text:p>
            <text:p>- Select date </text:p>
            <text:p>- Select a category and a subscription if need.</text:p>
            <text:p>- Click [<text:span text:style-name="T4">Update </text:span><text:span text:style-name="T4">sending </text:span><text:span text:style-name="T4">parameters</text:span>] button to set the time</text:p>
            <text:p>- Input content for this letter</text:p>
            <text:p>- Click on <text:span text:style-name="T4">[Save]</text:span> button</text:p>
            <text:p><text:span text:style-name="T11">Edit letter</text:span></text:p>
            <text:p><text:span text:style-name="T12">- Select a letter</text:span></text:p>
            <text:p><text:span text:style-name="T13">- Click </text:span><text:span text:style-name="T13">[</text:span><text:span text:style-name="T14">Administratio</text:span><text:span text:style-name="T14">n</text:span><text:span text:style-name="T13">] button then </text:span><text:span text:style-name="T13">select [</text:span><text:span text:style-name="T14">Edit</text:span><text:span text:style-name="T13">] </text:span><text:span text:style-name="T13">action</text:span></text:p>
            <text:p><text:span text:style-name="T5">- Make </text:span><text:span text:style-name="T5">changes and </text:span><text:span text:style-name="T5">save</text:span></text:p>
            <text:p><text:span text:style-name="T15">Delete letter</text:span></text:p>
            <text:p><text:span text:style-name="T5">- Select a letter </text:span><text:span text:style-name="T5">by ticking on </text:span><text:span text:style-name="T5">check box</text:span></text:p>
            <text:p><text:span text:style-name="T5">- Click </text:span><text:span text:style-name="T5">[</text:span><text:span text:style-name="T7">Administratio</text:span><text:span text:style-name="T7">n</text:span><text:span text:style-name="T5">] button then </text:span><text:span text:style-name="T5">select [</text:span><text:span text:style-name="T7">Delete</text:span><text:span text:style-name="T5">] </text:span><text:span text:style-name="T5">action</text:span></text:p>
            <text:p><text:span text:style-name="T5">- Click [</text:span><text:span text:style-name="T7">OK</text:span><text:span text:style-name="T5">] </text:span><text:span text:style-name="T5">button in the </text:span><text:span text:style-name="T5">confirmation </text:span><text:span text:style-name="T5">dialog</text:span></text:p>
            <text:p><text:span text:style-name="T10">Convert letter</text:span></text:p>
            <text:p><text:span text:style-name="T12">- Select a letter</text:span></text:p>
            <text:p><text:span text:style-name="T12">- </text:span><text:span text:style-name="T13">Click </text:span><text:span text:style-name="T13">[</text:span><text:span text:style-name="T14">Administratio</text:span><text:span text:style-name="T14">n</text:span><text:span text:style-name="T13">] button then </text:span><text:span text:style-name="T13">select [</text:span><text:span text:style-name="T14">Convert </text:span><text:span text:style-name="T14">as template</text:span><text:span text:style-name="T13">] </text:span><text:span text:style-name="T13">action</text:span></text:p>
          </table:table-cell>
          <table:table-cell office:value-type="string">
            <text:p>- New letter is created. It will be stored in subscription of category or will be send to user depend on the action when create category</text:p>
            <text:p>- A letter is changed.</text:p>
            <text:p>- A letter is deleted</text:p>
            <text:p>- A letter is converted as a template. You can user this template for letters after.</text:p>
          </table:table-cell>
          <table:table-cell table:style-name="ce19" office:value-type="string">
            <text:p>High</text:p>
          </table:table-cell>
          <table:table-cell table:style-name="ce37" table:number-columns-repeated="6"/>
          <table:table-cell table:number-columns-repeated="241"/>
        </table:table-row>
        <table:table-row table:style-name="ro18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WCM_NEL_04</text:p>
          </table:table-cell>
          <table:table-cell office:value-type="float" office:value="1">
            <text:p>001</text:p>
          </table:table-cell>
          <table:table-cell table:style-name="ce38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office:value-type="string">
            <text:p>Step 1: Subscribe newsletter</text:p>
          </table:table-cell>
          <table:table-cell office:value-type="string">
            <text:p>- Login acme </text:p>
            <text:p>- Select <text:span text:style-name="T4">Site/acme/New</text:span><text:span text:style-name="T4">sletters</text:span> page on the navigation bar</text:p>
            <text:p>- Put your email address</text:p>
            <text:p>- Tick on at least one subscription </text:p>
            <text:p>- Click [<text:span text:style-name="T2">Subscribe</text:span>] button</text:p>
          </table:table-cell>
          <table:table-cell office:value-type="string">
            <text:p><text:span text:style-name="T31">- After </text:span><text:span text:style-name="T31">subscribing </text:span><text:span text:style-name="T31">news letter. </text:span><text:span text:style-name="T31">The </text:span><text:span text:style-name="T31">confirmation </text:span><text:span text:style-name="T31">letter <text:s/>is sent to </text:span><text:span text:style-name="T31">the inputed </text:span><text:span text:style-name="T31">email address </text:span><text:span text:style-name="T31">of user. If he </text:span><text:span text:style-name="T31">does not </text:span><text:span text:style-name="T31">confirm this </text:span><text:span text:style-name="T31">letter --&gt;he </text:span><text:span text:style-name="T31">cannot </text:span><text:span text:style-name="T31">received any </text:span><text:span text:style-name="T31">letters which </text:span><text:span text:style-name="T31">have the </text:span><text:span text:style-name="T31">subscription </text:span><text:span text:style-name="T31">subscribed </text:span><text:span text:style-name="T31">before. </text:span></text:p>
            <text:p><text:span text:style-name="T31">Just only open </text:span><text:span text:style-name="T31">email and click </text:span><text:span text:style-name="T31">“here” link in </text:span><text:span text:style-name="T31">the </text:span><text:span text:style-name="T31">confirmation </text:span><text:span text:style-name="T31">letter to finish </text:span><text:span text:style-name="T31">this.</text:span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</table:table-cell>
          <table:table-cell table:style-name="ce19" office:value-type="string">
            <text:p>High</text:p>
          </table:table-cell>
          <table:table-cell table:style-name="ce37" table:number-columns-repeated="6"/>
          <table:table-cell table:number-columns-repeated="241"/>
        </table:table-row>
        <table:table-row table:style-name="ro19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WCM_FCC_01</text:p>
          </table:table-cell>
          <table:table-cell office:value-type="float" office:value="1">
            <text:p>001</text:p>
          </table:table-cell>
          <table:table-cell table:style-name="ce38" office:value-type="string">
            <text:p>ECMS\WCM\Fast_Content_Creator</text:p>
          </table:table-cell>
          <table:table-cell table:style-name="ce43" office:value-type="string">
            <text:p>Configuration for FCC portlet and create new document using it</text:p>
          </table:table-cell>
          <table:table-cell table:style-name="ce43" office:value-type="string">
            <text:p>Step 1: Configuration for FCC portlet and create new document using it</text:p>
          </table:table-cell>
          <table:table-cell table:style-name="ce43" office:value-type="string">
            <text:p>- Login acme by admin</text:p>
            <text:p>- Go to <text:span text:style-name="T4">Content </text:span><text:span text:style-name="T4">Explorer</text:span>, add an action for path folder of FCC portlet</text:p>
            <text:p>- Select <text:span text:style-name="T2">Contact Us</text:span> page then select <text:span text:style-name="T2">Site </text:span><text:span text:style-name="T2">Editor/Edit </text:span><text:span text:style-name="T2">Page</text:span></text:p>
            <text:p>- Keep the current layout then click [<text:span text:style-name="T2">Next</text:span>] button</text:p>
            <text:p>- Click [<text:span text:style-name="T2">Edit</text:span>] icon of this portlet</text:p>
            <text:p>- Set the properties for this portlet then save</text:p>
            <text:p>- Return to Contact Us page, input value into field in page and then click [<text:span text:style-name="T2">Save</text:span>] button</text:p>
            <text:p>- Create new document using new configuration</text:p>
          </table:table-cell>
          <table:table-cell office:value-type="string">
            <text:p>- A confirm message is displayed in Contact page.</text:p>
            <text:p>- A new document is created successfully. This document is saved <text:s/>in the path which is set <text:s/>in <text:span text:style-name="T2">Location to </text:span><text:span text:style-name="T2">save</text:span> field in Fast content creator <text:s/>portlet. </text:p>
          </table:table-cell>
          <table:table-cell table:style-name="ce19" office:value-type="string">
            <text:p>Medium</text:p>
          </table:table-cell>
          <table:table-cell table:style-name="ce37" table:number-columns-repeated="6"/>
          <table:table-cell table:number-columns-repeated="241"/>
        </table:table-row>
        <table:table-row table:style-name="ro20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WCM_FGR_01</text:p>
          </table:table-cell>
          <table:table-cell office:value-type="float" office:value="1">
            <text:p>001</text:p>
          </table:table-cell>
          <table:table-cell table:style-name="ce38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4">Groups/Form </text:span><text:span text:style-name="T4">Generator</text:span></text:p>
            <text:p>- Put value in General tab</text:p>
            <text:p>- Next to <text:span text:style-name="T4">Form </text:span><text:span text:style-name="T4">builder</text:span> tab: Select all fields in the left panel to the right panel by click in field's name </text:p>
            <text:p>- Click [<text:span text:style-name="T2">Edit</text:span>] icon of each field to set the properties</text:p>
            <text:p>- Click [<text:span text:style-name="T2">Save</text:span>] button</text:p>
            <text:p>- Go to Site Explorer, open form to create new document</text:p>
            <text:p>- Select the template that created by Form Generator</text:p>
            <text:p>- Put value in all fields</text:p>
            <text:p>- Click <text:span text:style-name="T4">Save</text:span></text:p>
          </table:table-cell>
          <table:table-cell office:value-type="string">
            <text:p>- New node type (template) <text:s/>is created successfully. This is in the template list when you add new document in Site Explorer</text:p>
            <text:p>- New document is create successful with the new template</text:p>
          </table:table-cell>
          <table:table-cell table:style-name="ce19" office:value-type="string">
            <text:p>High</text:p>
          </table:table-cell>
          <table:table-cell table:style-name="ce37" table:number-columns-repeated="6"/>
          <table:table-cell table:number-columns-repeated="241"/>
        </table:table-row>
        <table:table-row table:style-name="ro21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WCM_NEW_01</text:p>
          </table:table-cell>
          <table:table-cell office:value-type="float" office:value="1">
            <text:p>001</text:p>
          </table:table-cell>
          <table:table-cell table:style-name="ce38" office:value-type="string">
            <text:p>ECMS\WCM\News </text:p>
          </table:table-cell>
          <table:table-cell office:value-type="string">
            <text:p>Show categories and documents </text:p>
          </table:table-cell>
          <table:table-cell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4">Groups/Conte</text:span><text:span text:style-name="T4">nt Explorer</text:span></text:p>
            <text:p><text:span text:style-name="T4">- </text:span><text:span text:style-name="T8">select drive </text:span><text:span text:style-name="T4">acme</text:span></text:p>
            <text:p>- Add new some web contents/documents in some categories. </text:p>
            <text:p>- Choose <text:span text:style-name="T4">Site/acme/New</text:span><text:span text:style-name="T4">s</text:span> page</text:p>
            <text:p>- Select a category at left pane</text:p>
          </table:table-cell>
          <table:table-cell office:value-type="string">
            <text:p>- Documents/web contents in the selected category are <text:s/>displayed in <text:span text:style-name="T4">Parameterized </text:span><text:span text:style-name="T4">content list </text:span><text:span text:style-name="T4">viewer</text:span> portlet</text:p>
          </table:table-cell>
          <table:table-cell table:style-name="ce19" office:value-type="string">
            <text:p>High</text:p>
          </table:table-cell>
          <table:table-cell table:style-name="ce37" table:number-columns-repeated="6"/>
          <table:table-cell table:number-columns-repeated="241"/>
        </table:table-row>
        <table:table-row table:style-name="ro22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WCM_FCK_01</text:p>
          </table:table-cell>
          <table:table-cell office:value-type="float" office:value="1">
            <text:p>001</text:p>
          </table:table-cell>
          <table:table-cell table:style-name="ce38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4">Content </text:span><text:span text:style-name="T4">Explorer</text:span></text:p>
            <text:p>- Click <text:span text:style-name="T4">Add </text:span><text:span text:style-name="T4">document</text:span> icon</text:p>
            <text:p>- Select template</text:p>
            <text:p>- In Main Content tab, click WCMInsertContent icon </text:p>
            <text:p>- In FCK Content selector, choose any path where has contents, medias to select some content</text:p>
            <text:p>- Click save and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19" office:value-type="string">
            <text:p>Medium</text:p>
          </table:table-cell>
          <table:table-cell table:style-name="ce37" table:number-columns-repeated="6"/>
          <table:table-cell table:number-columns-repeated="241"/>
        </table:table-row>
        <table:table-row table:style-name="ro8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DMS_CFD_01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44" office:value-type="string">
            <text:p>Create/delete Content folder</text:p>
          </table:table-cell>
          <table:table-cell table:style-name="ce44" office:value-type="string">
            <text:p>Step 1: Create/delete Content folder</text:p>
          </table:table-cell>
          <table:table-cell table:style-name="ce55" office:value-type="string">
            <text:p><text:span text:style-name="T4">Create folder</text:span></text:p>
            <text:p><text:span text:style-name="T3">- Click on Add </text:span><text:span text:style-name="T3">folder icon in </text:span><text:span text:style-name="T3">action bar or </text:span><text:span text:style-name="T3">right click on </text:span><text:span text:style-name="T3">the main pane</text:span></text:p>
            <text:p><text:span text:style-name="T3">- Select type: </text:span><text:span text:style-name="T3">Content folder</text:span></text:p>
            <text:p><text:span text:style-name="T3">- Put name for </text:span><text:span text:style-name="T3">folder</text:span></text:p>
            <text:p><text:span text:style-name="T3">- Click </text:span><text:span text:style-name="T4">Save</text:span></text:p>
            <text:p><text:span text:style-name="T4">Delete Folder</text:span></text:p>
            <text:p><text:span text:style-name="T4">- </text:span><text:span text:style-name="T8">Right click on </text:span><text:span text:style-name="T8">a folder and </text:span><text:span text:style-name="T8">choose </text:span><text:span text:style-name="T4">Delete</text:span></text:p>
            <text:p><text:span text:style-name="T8">- Click </text:span><text:span text:style-name="T4">OK</text:span></text:p>
          </table:table-cell>
          <table:table-cell table:style-name="ce21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73" table:number-columns-repeated="4"/>
          <table:table-cell table:number-columns-repeated="243"/>
        </table:table-row>
        <table:table-row table:style-name="ro8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DMS_CFD_02</text:p>
          </table:table-cell>
          <table:table-cell office:value-type="float" office:value="1">
            <text:p>001</text:p>
          </table:table-cell>
          <table:table-cell office:value-type="string">
            <text:p>ECMS\DMS\Create\Folder\Document_Folder</text:p>
          </table:table-cell>
          <table:table-cell table:style-name="ce44" office:value-type="string">
            <text:p>Create/delete Document folder</text:p>
          </table:table-cell>
          <table:table-cell table:style-name="ce44" office:value-type="string">
            <text:p>Step 1: Create/delete Document folder</text:p>
          </table:table-cell>
          <table:table-cell table:style-name="ce55" office:value-type="string">
            <text:p><text:span text:style-name="T6">Create folder</text:span></text:p>
            <text:p><text:span text:style-name="T3">- Click on Add </text:span><text:span text:style-name="T3">folder icon in </text:span><text:span text:style-name="T3">action bar or </text:span><text:span text:style-name="T3">right click on </text:span><text:span text:style-name="T3">the main pane</text:span></text:p>
            <text:p><text:span text:style-name="T3">- Select type: </text:span><text:span text:style-name="T3">Document </text:span><text:span text:style-name="T3">folder</text:span></text:p>
            <text:p><text:span text:style-name="T3">- Put name for </text:span><text:span text:style-name="T3">folder</text:span></text:p>
            <text:p><text:span text:style-name="T3">- Click </text:span><text:span text:style-name="T4">Save</text:span></text:p>
            <text:p><text:span text:style-name="T4">Delete Folder</text:span></text:p>
            <text:p><text:span text:style-name="T6">- </text:span><text:span text:style-name="T16">Right click on </text:span><text:span text:style-name="T16">a folder and </text:span><text:span text:style-name="T16">choose </text:span><text:span text:style-name="T6">Delete</text:span></text:p>
            <text:p><text:span text:style-name="T16">- Click </text:span><text:span text:style-name="T6">OK</text:span></text:p>
          </table:table-cell>
          <table:table-cell table:style-name="ce21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73" table:number-columns-repeated="4"/>
          <table:table-cell table:number-columns-repeated="243"/>
        </table:table-row>
        <table:table-row table:style-name="ro23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DMS_DOC_01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44" office:value-type="string">
            <text:p>Create/edit/delete <text:s/>Article document</text:p>
          </table:table-cell>
          <table:table-cell table:style-name="ce44" office:value-type="string">
            <text:p>Step 1: Create/edit/delete <text:s/>Article document</text:p>
          </table:table-cell>
          <table:table-cell table:style-name="ce21" office:value-type="string">
            <text:p><text:span text:style-name="T4">Create </text:span><text:span text:style-name="T4">document</text:span></text:p>
            <text:p><text:span text:style-name="T3">- Click on Add </text:span><text:span text:style-name="T3">Document icon </text:span><text:span text:style-name="T3">in action bar or </text:span><text:span text:style-name="T3">right click on </text:span><text:span text:style-name="T3">the main pane</text:span></text:p>
            <text:p><text:span text:style-name="T3">- Select type of </text:span><text:span text:style-name="T3">document : </text:span><text:span text:style-name="T3">Article</text:span></text:p>
            <text:p><text:span text:style-name="T3">- Put name for </text:span><text:span text:style-name="T3">document and </text:span><text:span text:style-name="T3">other required </text:span><text:span text:style-name="T3">field</text:span></text:p>
            <text:p><text:span text:style-name="T17">- Click </text:span><text:span text:style-name="T18">Save as </text:span><text:span text:style-name="T18">Draft</text:span></text:p>
            <text:p><text:span text:style-name="T19">- Click</text:span><text:span text:style-name="T18"> Close </text:span></text:p>
            <text:p><text:span text:style-name="T4">Edit </text:span><text:span text:style-name="T4">Document</text:span></text:p>
            <text:p><text:span text:style-name="T3">- Open the </text:span><text:span text:style-name="T3">document</text:span></text:p>
            <text:p><text:span text:style-name="T3">- Click Edit </text:span><text:span text:style-name="T3">document on </text:span><text:span text:style-name="T3">action bar, </text:span><text:span text:style-name="T3">perform to edit </text:span><text:span text:style-name="T3">it</text:span></text:p>
            <text:p><text:span text:style-name="T3">- Click </text:span><text:span text:style-name="T4">Save as </text:span><text:span text:style-name="T4">Draft</text:span></text:p>
            <text:p><text:span text:style-name="T8">- Click</text:span><text:span text:style-name="T4"> Close </text:span></text:p>
            <text:p><text:span text:style-name="T4">Delete </text:span><text:span text:style-name="T4">Document</text:span></text:p>
            <text:p><text:span text:style-name="T3">- Right click on </text:span><text:span text:style-name="T3">document, and </text:span><text:span text:style-name="T3">choose </text:span><text:span text:style-name="T4">Delete</text:span><text:span text:style-name="T3"> </text:span></text:p>
            <text:p><text:span text:style-name="T3">- Click </text:span><text:span text:style-name="T4">OK</text:span></text:p>
            <text:p><text:span text:style-name="T3"/></text:p>
          </table:table-cell>
          <table:table-cell table:style-name="ce21"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3" table:number-columns-repeated="4"/>
          <table:table-cell table:number-columns-repeated="243"/>
        </table:table-row>
        <table:table-row table:style-name="ro23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DMS_DOC_02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44" office:value-type="string">
            <text:p>Create/edit/delete <text:s/>File document</text:p>
          </table:table-cell>
          <table:table-cell table:style-name="ce44" office:value-type="string">
            <text:p>Step 1: Create/edit/delete <text:s/>File document</text:p>
          </table:table-cell>
          <table:table-cell table:style-name="ce21" office:value-type="string">
            <text:p><text:span text:style-name="T6">Create </text:span><text:span text:style-name="T6">document</text:span></text:p>
            <text:p><text:span text:style-name="T3">- Click on Add </text:span><text:span text:style-name="T3">Document icon </text:span><text:span text:style-name="T3">in action bar or </text:span><text:span text:style-name="T3">right click on </text:span><text:span text:style-name="T3">the main pane</text:span></text:p>
            <text:p><text:span text:style-name="T3">- Select type of </text:span><text:span text:style-name="T3">document : File</text:span></text:p>
            <text:p><text:span text:style-name="T3">- Put name for </text:span><text:span text:style-name="T3">document and </text:span><text:span text:style-name="T3">other required </text:span><text:span text:style-name="T3">field</text:span></text:p>
            <text:p><text:span text:style-name="T17">- Click </text:span><text:span text:style-name="T18">Save as </text:span><text:span text:style-name="T18">Draft</text:span></text:p>
            <text:p><text:span text:style-name="T19">- Click</text:span><text:span text:style-name="T18"> Close </text:span></text:p>
            <text:p><text:span text:style-name="T4">Edit </text:span><text:span text:style-name="T4">Document</text:span></text:p>
            <text:p><text:span text:style-name="T3">- Open the </text:span><text:span text:style-name="T3">document</text:span></text:p>
            <text:p><text:span text:style-name="T3">- Click Edit </text:span><text:span text:style-name="T3">document on </text:span><text:span text:style-name="T3">action bar, </text:span><text:span text:style-name="T3">perform to edit </text:span><text:span text:style-name="T3">it</text:span></text:p>
            <text:p><text:span text:style-name="T20">- Click </text:span><text:span text:style-name="T18">Save as </text:span><text:span text:style-name="T18">Draft</text:span></text:p>
            <text:p><text:span text:style-name="T19">- Click</text:span><text:span text:style-name="T18"> Close </text:span></text:p>
            <text:p><text:span text:style-name="T4">Delete </text:span><text:span text:style-name="T4">Document</text:span></text:p>
            <text:p><text:span text:style-name="T21">- Right click on </text:span><text:span text:style-name="T21">document, and </text:span><text:span text:style-name="T21">choose </text:span><text:span text:style-name="T6">Delete</text:span><text:span text:style-name="T21"> </text:span></text:p>
            <text:p><text:span text:style-name="T21">- Click </text:span><text:span text:style-name="T6">OK</text:span></text:p>
            <text:p><text:span text:style-name="T3"/></text:p>
          </table:table-cell>
          <table:table-cell table:style-name="ce21"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3" table:number-columns-repeated="4"/>
          <table:table-cell table:number-columns-repeated="243"/>
        </table:table-row>
        <table:table-row table:style-name="ro23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DMS_DOC_03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44" office:value-type="string">
            <text:p>Create/edit/delete <text:s/>Free layout Webcontent document</text:p>
          </table:table-cell>
          <table:table-cell table:style-name="ce44" office:value-type="string">
            <text:p>Step 1: Create/edit/delete <text:s/>Free layout Webcontent document</text:p>
          </table:table-cell>
          <table:table-cell table:style-name="ce21" office:value-type="string">
            <text:p><text:span text:style-name="T6">Create Free </text:span><text:span text:style-name="T6">layout </text:span><text:span text:style-name="T6">webcontent</text:span></text:p>
            <text:p><text:span text:style-name="T3">- Click on Add </text:span><text:span text:style-name="T3">Document icon </text:span><text:span text:style-name="T3">in action bar or </text:span><text:span text:style-name="T3">right click on </text:span><text:span text:style-name="T3">the main pane</text:span></text:p>
            <text:p><text:span text:style-name="T3">- Select type of </text:span><text:span text:style-name="T3">document :Free </text:span><text:span text:style-name="T3">layout </text:span><text:span text:style-name="T3">webcontent</text:span></text:p>
            <text:p><text:span text:style-name="T3">- Put name for </text:span><text:span text:style-name="T3">document and </text:span><text:span text:style-name="T3">other required </text:span><text:span text:style-name="T3">field</text:span></text:p>
            <text:p><text:span text:style-name="T17">- Click </text:span><text:span text:style-name="T18">Save as </text:span><text:span text:style-name="T18">Draft</text:span></text:p>
            <text:p><text:span text:style-name="T19">- Click</text:span><text:span text:style-name="T18"> Close </text:span></text:p>
            <text:p><text:span text:style-name="T4">Edit </text:span><text:span text:style-name="T6">Free </text:span><text:span text:style-name="T6">layout </text:span><text:span text:style-name="T6">webcontent</text:span></text:p>
            <text:p><text:span text:style-name="T3">- Open the </text:span><text:span text:style-name="T3">document</text:span></text:p>
            <text:p><text:span text:style-name="T3">- Click Edit </text:span><text:span text:style-name="T3">document on </text:span><text:span text:style-name="T3">action bar, </text:span><text:span text:style-name="T3">perform to edit </text:span><text:span text:style-name="T3">it</text:span></text:p>
            <text:p><text:span text:style-name="T17">- Click </text:span><text:span text:style-name="T18">Save as </text:span><text:span text:style-name="T18">Draft</text:span></text:p>
            <text:p><text:span text:style-name="T19">- Click</text:span><text:span text:style-name="T18"> Close </text:span></text:p>
            <text:p><text:span text:style-name="T4">Delete </text:span><text:span text:style-name="T6">Free </text:span><text:span text:style-name="T6">layout </text:span><text:span text:style-name="T6">webcontent</text:span></text:p>
            <text:p><text:span text:style-name="T22">- Right click on </text:span><text:span text:style-name="T22">document, and </text:span><text:span text:style-name="T22">choose </text:span><text:span text:style-name="T6">Delete</text:span><text:span text:style-name="T22"> </text:span></text:p>
            <text:p><text:span text:style-name="T21">- Click </text:span><text:span text:style-name="T6">OK</text:span></text:p>
          </table:table-cell>
          <table:table-cell table:style-name="ce21" office:value-type="string">
            <text:p>The <text:span text:style-name="T16">Free layout </text:span><text:span text:style-name="T16">webcontent</text:span> is created/Edited/Deleted successfully</text:p>
          </table:table-cell>
          <table:table-cell office:value-type="string">
            <text:p>High</text:p>
          </table:table-cell>
          <table:table-cell table:style-name="ce73" table:number-columns-repeated="4"/>
          <table:table-cell table:number-columns-repeated="243"/>
        </table:table-row>
        <table:table-row table:style-name="ro21">
          <table:table-cell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DMS_UPL_01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44" office:value-type="string">
            <text:p>Upload a file</text:p>
          </table:table-cell>
          <table:table-cell table:style-name="ce44" office:value-type="string">
            <text:p>Step 1: Upload a file</text:p>
          </table:table-cell>
          <table:table-cell table:style-name="ce21" office:value-type="string">
            <text:p><text:span text:style-name="T3">- Click on </text:span><text:span text:style-name="T4">Upload</text:span><text:span text:style-name="T3"> file </text:span><text:span text:style-name="T3">icon in action </text:span><text:span text:style-name="T3">bar or right </text:span><text:span text:style-name="T3">click on the </text:span><text:span text:style-name="T3">main pane</text:span></text:p>
            <text:p><text:span text:style-name="T3">- Browse a file </text:span><text:span text:style-name="T3">to upload</text:span></text:p>
            <text:p><text:span text:style-name="T3"><text:s/></text:span><text:span text:style-name="T3">+ file &lt; 100Mb</text:span></text:p>
            <text:p><text:span text:style-name="T3"><text:s/></text:span><text:span text:style-name="T3">+ file &gt; 100Mb</text:span></text:p>
            <text:p><text:span text:style-name="T3"><text:s/></text:span><text:span text:style-name="T3">+ video </text:span></text:p>
            <text:p><text:span text:style-name="T3"><text:s/></text:span><text:span text:style-name="T3">+ large mp3</text:span></text:p>
            <text:p><text:span text:style-name="T3">- Click </text:span><text:span text:style-name="T4">Save</text:span></text:p>
          </table:table-cell>
          <table:table-cell table:style-name="ce21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73" table:number-columns-repeated="4"/>
          <table:table-cell table:number-columns-repeated="243"/>
        </table:table-row>
        <table:table-row table:style-name="ro24">
          <table:table-cell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DMS_ACT_01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44" office:value-type="string">
            <text:p>Copy/paste a node</text:p>
          </table:table-cell>
          <table:table-cell table:style-name="ce44" office:value-type="string">
            <text:p>Step 1: Copy/paste a node</text:p>
          </table:table-cell>
          <table:table-cell table:style-name="ce39" office:value-type="string">
            <text:p>- Right click on a node and select <text:span text:style-name="T4">Copy</text:span></text:p>
            <text:p>- Right click on destination node and select <text:span text:style-name="T4">Paste</text:span></text:p>
          </table:table-cell>
          <table:table-cell table:style-name="ce21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73" table:number-columns-repeated="4"/>
          <table:table-cell table:number-columns-repeated="243"/>
        </table:table-row>
        <table:table-row table:style-name="ro24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DMS_ACT_02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44" office:value-type="string">
            <text:p>Cut/paste a node</text:p>
          </table:table-cell>
          <table:table-cell table:style-name="ce44" office:value-type="string">
            <text:p>Step 1: Cut/paste a node</text:p>
          </table:table-cell>
          <table:table-cell table:style-name="ce39" office:value-type="string">
            <text:p>- Right click on a node and select <text:span text:style-name="T4">Cut</text:span></text:p>
            <text:p>- Right click on destination node and select <text:span text:style-name="T4">Paste</text:span></text:p>
          </table:table-cell>
          <table:table-cell table:style-name="ce21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73" table:number-columns-repeated="4"/>
          <table:table-cell table:number-columns-repeated="243"/>
        </table:table-row>
        <table:table-row table:style-name="ro12">
          <table:table-cell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DMS_ACT_03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44" office:value-type="string">
            <text:p>Lock/Unlock a node</text:p>
          </table:table-cell>
          <table:table-cell table:style-name="ce44" office:value-type="string">
            <text:p>Step 1: Lock/Unlock a node</text:p>
          </table:table-cell>
          <table:table-cell table:style-name="ce55" office:value-type="string">
            <text:p><text:span text:style-name="T3">- Right click on </text:span><text:span text:style-name="T3">a node and </text:span><text:span text:style-name="T3">select </text:span><text:span text:style-name="T4">Lock</text:span></text:p>
            <text:p><text:span text:style-name="T3">- Right click on </text:span><text:span text:style-name="T3">locked node </text:span><text:span text:style-name="T3">and select </text:span><text:span text:style-name="T4">Unlock</text:span></text:p>
          </table:table-cell>
          <table:table-cell table:style-name="ce21" office:value-type="string">
            <text:p>- Node is locked. <text:span text:style-name="T4">Lock</text:span> icon becomes <text:span text:style-name="T4">Unlock</text:span>. Other users can not do any action with this node</text:p>
            <text:p>- Node is unlocked. <text:span text:style-name="T4">Unlock</text:span> icon becomes <text:span text:style-name="T4">Lock</text:span> Other user can do any action with this node</text:p>
          </table:table-cell>
          <table:table-cell office:value-type="string">
            <text:p>High</text:p>
          </table:table-cell>
          <table:table-cell table:style-name="ce73" table:number-columns-repeated="4"/>
          <table:table-cell table:number-columns-repeated="243"/>
        </table:table-row>
        <table:table-row table:style-name="ro24">
          <table:table-cell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DMS_ACT_04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44" office:value-type="string">
            <text:p>Rename/Title for a node</text:p>
          </table:table-cell>
          <table:table-cell table:style-name="ce44" office:value-type="string">
            <text:p>Step 1: Rename/Title for a node</text:p>
          </table:table-cell>
          <table:table-cell table:style-name="ce55" office:value-type="string">
            <text:p><text:span text:style-name="T3">- Right click on </text:span><text:span text:style-name="T3">a node and </text:span><text:span text:style-name="T3">select </text:span><text:span text:style-name="T4">Rename</text:span></text:p>
            <text:p><text:span text:style-name="T3">- Put new </text:span><text:span text:style-name="T3">name/Title for </text:span><text:span text:style-name="T3">node</text:span></text:p>
            <text:p><text:span text:style-name="T3">- Click </text:span><text:span text:style-name="T4">Save</text:span></text:p>
          </table:table-cell>
          <table:table-cell table:style-name="ce21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73" table:number-columns-repeated="4"/>
          <table:table-cell table:number-columns-repeated="243"/>
        </table:table-row>
        <table:table-row table:style-name="ro13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DMS_ACT_05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44" office:value-type="string">
            <text:p>Add symlink for node</text:p>
          </table:table-cell>
          <table:table-cell table:style-name="ce44" office:value-type="string">
            <text:p>Step 1: Add symlink for node</text:p>
          </table:table-cell>
          <table:table-cell table:style-name="ce39" office:value-type="string">
            <text:p>- Select a node</text:p>
            <text:p>- Click “Add Symlink” icon in action bar or right click on the main pane</text:p>
            <text:p>- Select a node to add symlink</text:p>
            <text:p>- Click Save</text:p>
          </table:table-cell>
          <table:table-cell table:style-name="ce21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73" table:number-columns-repeated="4"/>
          <table:table-cell table:number-columns-repeated="243"/>
        </table:table-row>
        <table:table-row table:style-name="ro11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DMS_ACT_06</text:p>
          </table:table-cell>
          <table:table-cell office:value-type="float" office:value="1">
            <text:p>001</text:p>
          </table:table-cell>
          <table:table-cell office:value-type="string">
            <text:p>ECMS\DMS\Action\Favorite</text:p>
          </table:table-cell>
          <table:table-cell table:style-name="ce44" office:value-type="string">
            <text:p>Add/Remove Favorite</text:p>
          </table:table-cell>
          <table:table-cell table:style-name="ce44" office:value-type="string">
            <text:p>Step 1: Add/Remove Favorite</text:p>
          </table:table-cell>
          <table:table-cell table:style-name="ce55" office:value-type="string">
            <text:p>Add to Favorite</text:p>
            <text:p><text:span text:style-name="T4">- </text:span><text:span text:style-name="T8">Right click on </text:span><text:span text:style-name="T8">a node</text:span></text:p>
            <text:p><text:span text:style-name="T8">- Choose Add </text:span><text:span text:style-name="T8">to Favorite </text:span><text:span text:style-name="T8">option</text:span></text:p>
            <text:p><text:span text:style-name="T4">Remove </text:span><text:span text:style-name="T4">Favorite</text:span></text:p>
            <text:p><text:span text:style-name="T4">- </text:span><text:span text:style-name="T8">Perform to </text:span><text:span text:style-name="T8">add favorite for </text:span><text:span text:style-name="T8">a node</text:span></text:p>
            <text:p><text:span text:style-name="T8">- Right click on </text:span><text:span text:style-name="T8">the node, </text:span><text:span text:style-name="T8">choose </text:span><text:span text:style-name="T8">Remove form </text:span><text:span text:style-name="T8">Favorite option</text:span></text:p>
          </table:table-cell>
          <table:table-cell table:style-name="ce21" office:value-type="string">
            <text:p>Add/Remove favorite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DMS_ACT_07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45" office:value-type="string">
            <text:p>Download and Allow Edition</text:p>
          </table:table-cell>
          <table:table-cell table:style-name="ce45" office:value-type="string">
            <text:p>Step 1: Download and Allow Edition</text:p>
          </table:table-cell>
          <table:table-cell table:style-name="ce56" office:value-type="string">
            <text:p><text:span text:style-name="T23">- Go to a driver</text:span></text:p>
            <text:p><text:span text:style-name="T23">- Right click on </text:span><text:span text:style-name="T23">a node and </text:span><text:span text:style-name="T23">choose </text:span><text:span text:style-name="T4">Download and </text:span><text:span text:style-name="T4">Allow Edition</text:span></text:p>
          </table:table-cell>
          <table:table-cell table:style-name="ce21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DMS_ACT_08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45" office:value-type="string">
            <text:p>Manage Actions on WebDAV</text:p>
          </table:table-cell>
          <table:table-cell table:style-name="ce45" office:value-type="string">
            <text:p>Step 1: Manage Actions on WebDAV</text:p>
          </table:table-cell>
          <table:table-cell table:style-name="ce57" office:value-type="string">
            <text:p>- Create a new Network Place with <text:span text:style-name="T24">network </text:span><text:span text:style-name="T24">address is the </text:span><text:span text:style-name="T24">path of a folder </text:span><text:span text:style-name="T24">(</text:span><text:span text:style-name="T24"><text:a xlink:href="http://localhost:8080/portal/rest/private/jcr/repository/collaboration/sites">http://localhost:8080/portal/rest/private/jcr/repository/collaboration/sites</text:a></text:span><text:span text:style-name="T24">)</text:span></text:p>
          </table:table-cell>
          <table:table-cell table:style-name="ce21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DMS_ACT_09</text:p>
          </table:table-cell>
          <table:table-cell office:value-type="float" office:value="1">
            <text:p>001</text:p>
          </table:table-cell>
          <table:table-cell office:value-type="string">
            <text:p>ECMS\DMS\Action\Copy_URL</text:p>
          </table:table-cell>
          <table:table-cell table:style-name="ce45" office:value-type="string">
            <text:p>Copy URL to Clipboard</text:p>
          </table:table-cell>
          <table:table-cell table:style-name="ce45" office:value-type="string">
            <text:p>Step 1: Copy URL to Clipboard</text:p>
          </table:table-cell>
          <table:table-cell table:style-name="ce56" office:value-type="string">
            <text:p><text:span text:style-name="T23">- Go to a driver</text:span></text:p>
            <text:p><text:span text:style-name="T23">- Right click on </text:span><text:span text:style-name="T23">a node and </text:span><text:span text:style-name="T23">choose </text:span><text:span text:style-name="T4">Copy </text:span><text:span text:style-name="T4">URL to </text:span><text:span text:style-name="T4">Clipboard</text:span></text:p>
          </table:table-cell>
          <table:table-cell table:style-name="ce21" office:value-type="string">
            <text:p>The path of node is copied to Clipboard. Can paste on a document on Machi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">
          <table:table-cell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DMS_ACT_10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44" office:value-type="string">
            <text:p>Drag and drop node</text:p>
          </table:table-cell>
          <table:table-cell table:style-name="ce44" office:value-type="string">
            <text:p>Step 1: Drag and drop node</text:p>
          </table:table-cell>
          <table:table-cell table:style-name="ce55" office:value-type="string">
            <text:p>- <text:span text:style-name="T4">Cr</text:span><text:span text:style-name="T8">eate 2 </text:span><text:span text:style-name="T8">nodes</text:span></text:p>
            <text:p><text:span text:style-name="T8">- Perform to </text:span><text:span text:style-name="T8">drag a node </text:span><text:span text:style-name="T8">and drop to </text:span><text:span text:style-name="T8">another</text:span></text:p>
          </table:table-cell>
          <table:table-cell table:style-name="ce21" office:value-type="string">
            <text:p>Drag and drop node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DMS_COL_01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46" office:value-type="string">
            <text:p>Manage Private tag (Add/Edit/Delete)</text:p>
          </table:table-cell>
          <table:table-cell table:style-name="ce46" office:value-type="string">
            <text:p>Step 1: Manage Private tag (Add/Edit/Delete)</text:p>
          </table:table-cell>
          <table:table-cell table:style-name="ce58" office:value-type="string">
            <text:p><text:span text:style-name="T4">Add tag</text:span></text:p>
            <text:p><text:span text:style-name="T3">- Select a </text:span><text:span text:style-name="T3">document or </text:span><text:span text:style-name="T3">uploaded file</text:span></text:p>
            <text:p><text:span text:style-name="T3">- Click on </text:span><text:span text:style-name="T3">Tagging this </text:span><text:span text:style-name="T3">document </text:span><text:span text:style-name="T3">button in the </text:span><text:span text:style-name="T3">action bar </text:span></text:p>
            <text:p><text:span text:style-name="T3">- Choose </text:span><text:span text:style-name="T3">Private tag</text:span></text:p>
            <text:p><text:span text:style-name="T3">- Put name for </text:span><text:span text:style-name="T3">a tag</text:span></text:p>
            <text:p><text:span text:style-name="T3">- Click Save </text:span><text:span text:style-name="T3">button</text:span></text:p>
            <text:p><text:span text:style-name="T4">Edit Tag</text:span></text:p>
            <text:p><text:span text:style-name="T4">- </text:span><text:span text:style-name="T8">Click Tag </text:span><text:span text:style-name="T8">cloud on side </text:span><text:span text:style-name="T8">bar</text:span></text:p>
            <text:p><text:span text:style-name="T8">- Click Edit </text:span><text:span text:style-name="T8">private tags </text:span><text:span text:style-name="T8">icon</text:span></text:p>
            <text:p><text:span text:style-name="T8">- Click </text:span><text:span text:style-name="T8">corresponding </text:span><text:span text:style-name="T8">Edit of tag</text:span></text:p>
            <text:p><text:span text:style-name="T8">- Change name</text:span></text:p>
            <text:p><text:span text:style-name="T8">- Click Save</text:span></text:p>
            <text:p><text:span text:style-name="T4">Delete Tag</text:span></text:p>
            <text:p><text:span text:style-name="T6">- </text:span><text:span text:style-name="T16">Click Tag </text:span><text:span text:style-name="T16">cloud on side </text:span><text:span text:style-name="T16">bar</text:span></text:p>
            <text:p><text:span text:style-name="T16">- Click Edit </text:span><text:span text:style-name="T16">private tags </text:span><text:span text:style-name="T16">icon</text:span></text:p>
            <text:p><text:span text:style-name="T16">- Click </text:span><text:span text:style-name="T16">corresponding </text:span><text:span text:style-name="T16">Remove Tag of </text:span><text:span text:style-name="T16">tag</text:span></text:p>
            <text:p/>
          </table:table-cell>
          <table:table-cell table:style-name="ce21" office:value-type="string">
            <text:p>Node is added tag. You can find document using tag in Tag cloud of FE </text:p>
            <text:p><text:span text:style-name="T5">- The Tag is </text:span><text:span text:style-name="T5">Edited/Deleted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DMS_COL_02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46" office:value-type="string">
            <text:p>Manage Public tag (Add/Edit/Delete) </text:p>
          </table:table-cell>
          <table:table-cell table:style-name="ce46" office:value-type="string">
            <text:p>Step 1: Manage Public tag (Add/Edit/Delete) </text:p>
          </table:table-cell>
          <table:table-cell table:style-name="ce58" office:value-type="string">
            <text:p><text:span text:style-name="T4">Add tag</text:span></text:p>
            <text:p><text:span text:style-name="T3">- Select a </text:span><text:span text:style-name="T3">document or </text:span><text:span text:style-name="T3">uploaded file</text:span></text:p>
            <text:p><text:span text:style-name="T3">- Click on </text:span><text:span text:style-name="T3">Tagging this </text:span><text:span text:style-name="T3">document </text:span><text:span text:style-name="T3">button in the </text:span><text:span text:style-name="T3">action bar </text:span></text:p>
            <text:p><text:span text:style-name="T3">- Choose </text:span><text:span text:style-name="T3">Public tag</text:span></text:p>
            <text:p><text:span text:style-name="T3">- Put name for </text:span><text:span text:style-name="T3">a tag</text:span></text:p>
            <text:p><text:span text:style-name="T3">- Click Save </text:span><text:span text:style-name="T3">button</text:span></text:p>
            <text:p><text:span text:style-name="T6">Edit Tag</text:span></text:p>
            <text:p><text:span text:style-name="T6">- </text:span><text:span text:style-name="T16">Click Tag </text:span><text:span text:style-name="T16">cloud on side </text:span><text:span text:style-name="T16">bar</text:span></text:p>
            <text:p><text:span text:style-name="T16">- Click Edit </text:span><text:span text:style-name="T16">private tags </text:span><text:span text:style-name="T16">icon</text:span></text:p>
            <text:p><text:span text:style-name="T16">- Click </text:span><text:span text:style-name="T16">corresponding </text:span><text:span text:style-name="T16">Edit of tag</text:span></text:p>
            <text:p><text:span text:style-name="T16">- Change name</text:span></text:p>
            <text:p><text:span text:style-name="T16">- Click Save</text:span></text:p>
            <text:p><text:span text:style-name="T6">Delete Tag</text:span></text:p>
            <text:p><text:span text:style-name="T6">- </text:span><text:span text:style-name="T16">Click Tag </text:span><text:span text:style-name="T16">cloud on side </text:span><text:span text:style-name="T16">bar</text:span></text:p>
            <text:p><text:span text:style-name="T16">- Click Edit </text:span><text:span text:style-name="T16">private tags </text:span><text:span text:style-name="T16">icon</text:span></text:p>
            <text:p><text:span text:style-name="T16">- Click </text:span><text:span text:style-name="T16">corresponding </text:span><text:span text:style-name="T16">Remove Tag of </text:span><text:span text:style-name="T16">tag</text:span></text:p>
            <text:p/>
          </table:table-cell>
          <table:table-cell table:style-name="ce21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DMS_COL_03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47" office:value-type="string">
            <text:p>Add language for document/uploaded file</text:p>
          </table:table-cell>
          <table:table-cell table:style-name="ce47" office:value-type="string">
            <text:p>Step 1: Add language for document/uploaded file</text:p>
          </table:table-cell>
          <table:table-cell table:style-name="ce59" office:value-type="string">
            <text:p><text:s/><text:span text:style-name="T3">- Select a </text:span><text:span text:style-name="T3">document or </text:span><text:span text:style-name="T3">uploaded file</text:span></text:p>
            <text:p><text:span text:style-name="T3">- Click on “Add/</text:span><text:span text:style-name="T3">Edit localize </text:span><text:span text:style-name="T3">content” icon in </text:span><text:span text:style-name="T3">the action bar </text:span></text:p>
            <text:p><text:span text:style-name="T3">- Select “Add </text:span><text:span text:style-name="T3">Language” tab</text:span></text:p>
            <text:p><text:span text:style-name="T3">- Select new </text:span><text:span text:style-name="T3">language</text:span></text:p>
            <text:p><text:span text:style-name="T3">- Put content </text:span><text:span text:style-name="T3">for new </text:span><text:span text:style-name="T3">language</text:span></text:p>
            <text:p><text:span text:style-name="T3">- Click Save </text:span><text:span text:style-name="T3">button</text:span></text:p>
          </table:table-cell>
          <table:table-cell table:style-name="ce21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DMS_COL_04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47" office:value-type="string">
            <text:p>Vote for document/uploaded file</text:p>
          </table:table-cell>
          <table:table-cell table:style-name="ce47" office:value-type="string">
            <text:p>Step 1: Vote for document/uploaded file</text:p>
          </table:table-cell>
          <table:table-cell table:style-name="ce59" office:value-type="string">
            <text:p>- Create a document or upload a file</text:p>
            <text:p>- Select this node</text:p>
            <text:p>- Click on Vote icon on action bar, perform to vote</text:p>
          </table:table-cell>
          <table:table-cell table:style-name="ce21" office:value-type="string">
            <text:p>The node is vot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DMS_COL_05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47" office:value-type="string">
            <text:p>Manage Comment (Add/Edit/Delete)</text:p>
          </table:table-cell>
          <table:table-cell table:style-name="ce47" office:value-type="string">
            <text:p>Step 1: Manage Comment (Add/Edit/Delete)</text:p>
          </table:table-cell>
          <table:table-cell table:style-name="ce60" office:value-type="string">
            <text:p>Add a comment</text:p>
            <text:p><text:span text:style-name="T3">- Select a </text:span><text:span text:style-name="T3">document or </text:span><text:span text:style-name="T3">uploaded file</text:span></text:p>
            <text:p><text:span text:style-name="T3">- Click on “Add </text:span><text:span text:style-name="T3">Comment” icon </text:span><text:span text:style-name="T3">in the action </text:span><text:span text:style-name="T3">bar </text:span></text:p>
            <text:p><text:span text:style-name="T3">- Put content </text:span><text:span text:style-name="T3">for comment</text:span></text:p>
            <text:p><text:span text:style-name="T3">- Click Save </text:span><text:span text:style-name="T3">button</text:span></text:p>
            <text:p><text:span text:style-name="T4">Edit a </text:span><text:span text:style-name="T4">comment</text:span></text:p>
            <text:p><text:span text:style-name="T8">- Show </text:span><text:span text:style-name="T8">comment, click </text:span><text:span text:style-name="T8">on Edit icon, </text:span><text:span text:style-name="T8">perform to edit</text:span></text:p>
            <text:p><text:span text:style-name="T4">Delete a </text:span><text:span text:style-name="T4">comment</text:span></text:p>
            <text:p><text:span text:style-name="T8">- Show the </text:span><text:span text:style-name="T8">comment, click </text:span><text:span text:style-name="T8">on Delete </text:span><text:span text:style-name="T8">icon ,click OK</text:span></text:p>
          </table:table-cell>
          <table:table-cell table:style-name="ce21" office:value-type="string">
            <text:p>You can see the comment at the bottom of document/uploaded file. You can edit content of comment or deleted i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DMS_ADI_01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44" office:value-type="string">
            <text:p>Manage Publication</text:p>
          </table:table-cell>
          <table:table-cell table:style-name="ce44" office:value-type="string">
            <text:p>Step 1: Manage Publication</text:p>
          </table:table-cell>
          <table:table-cell table:style-name="ce61" office:value-type="string">
            <text:p><text:span text:style-name="T8">- Select a </text:span><text:span text:style-name="T8">document/Uplo</text:span><text:span text:style-name="T8">aded file</text:span></text:p>
            <text:p><text:span text:style-name="T8">- Click on </text:span><text:span text:style-name="T8">“Manage </text:span><text:span text:style-name="T8">Publication” </text:span><text:span text:style-name="T8">icon in the </text:span><text:span text:style-name="T8">action bar</text:span></text:p>
            <text:p><text:span text:style-name="T8">- Click on </text:span><text:span text:style-name="T4">Stage</text:span></text:p>
            <text:p><text:span text:style-name="T8">- Setting time in </text:span><text:span text:style-name="T9">From</text:span><text:span text:style-name="T8"> and </text:span><text:span text:style-name="T4">To</text:span><text:span text:style-name="T8"> </text:span><text:span text:style-name="T8">field</text:span></text:p>
            <text:p><text:span text:style-name="T25">- Click </text:span><text:span text:style-name="T4">Save</text:span></text:p>
            <text:p><text:span text:style-name="T26"/></text:p>
            <text:p><text:span text:style-name="T26"/></text:p>
          </table:table-cell>
          <table:table-cell table:style-name="ce63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DMS_ADI_02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45" office:value-type="string">
            <text:p>Manage Category (Add/Delete)</text:p>
          </table:table-cell>
          <table:table-cell table:style-name="ce45" office:value-type="string">
            <text:p>Step 1: Manage Category (Add/Delete)</text:p>
          </table:table-cell>
          <table:table-cell table:style-name="ce62" office:value-type="string">
            <text:p>Add category for node</text:p>
            <text:p><text:span text:style-name="T8">- Select a </text:span><text:span text:style-name="T8">document/Uplo</text:span><text:span text:style-name="T8">aded file</text:span></text:p>
            <text:p><text:span text:style-name="T8">- Click on </text:span><text:span text:style-name="T8">“Manage </text:span><text:span text:style-name="T8">Category” icon </text:span><text:span text:style-name="T8">in the action </text:span><text:span text:style-name="T8">bar</text:span></text:p>
            <text:p><text:span text:style-name="T8">- Select </text:span><text:span text:style-name="T8">category to add </text:span><text:span text:style-name="T8">for </text:span><text:span text:style-name="T8">document/Uplo</text:span><text:span text:style-name="T8">aded file</text:span></text:p>
            <text:p><text:span text:style-name="T26">Delete </text:span><text:span text:style-name="T26">category</text:span></text:p>
            <text:p><text:span text:style-name="T8">- Click on </text:span><text:span text:style-name="T8">corresponding </text:span><text:span text:style-name="T8">Delete icon of </text:span><text:span text:style-name="T8">category</text:span></text:p>
          </table:table-cell>
          <table:table-cell table:style-name="ce69" office:value-type="string">
            <text:p>Document/uploaded file is added category.</text:p>
            <text:p>- Document/uploaded file is not added category.</text:p>
          </table:table-cell>
          <table:table-cell table:style-name="ce21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DMS_ADI_03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45" office:value-type="string">
            <text:p>Manage Relation (Add/Delete/Show/Hide)</text:p>
          </table:table-cell>
          <table:table-cell table:style-name="ce45" office:value-type="string">
            <text:p>Step 1: Manage Relation (Add/Delete/Show/Hide)</text:p>
          </table:table-cell>
          <table:table-cell table:style-name="ce21" office:value-type="string">
            <text:p><text:span text:style-name="T4">Add Relation</text:span></text:p>
            <text:p><text:span text:style-name="T3">- Select a node</text:span></text:p>
            <text:p><text:span text:style-name="T3">- Click on </text:span><text:span text:style-name="T3">“Manage </text:span><text:span text:style-name="T3">Relation” icon </text:span><text:span text:style-name="T3">in the action </text:span><text:span text:style-name="T3">bar</text:span></text:p>
            <text:p><text:span text:style-name="T3">- Go to Select </text:span><text:span text:style-name="T3">Relation tab</text:span></text:p>
            <text:p><text:span text:style-name="T3">- Select </text:span><text:span text:style-name="T3">document to </text:span><text:span text:style-name="T3">add relation for </text:span><text:span text:style-name="T3">document/uplo</text:span><text:span text:style-name="T3">aded file</text:span></text:p>
            <text:p><text:span text:style-name="T4">Delete relation</text:span></text:p>
            <text:p><text:span text:style-name="T3">- Go to Manage </text:span><text:span text:style-name="T3">relation list tab</text:span></text:p>
            <text:p><text:span text:style-name="T3">- Click on </text:span><text:span text:style-name="T3">corresponding </text:span><text:span text:style-name="T3">Delete icon of </text:span><text:span text:style-name="T3">Relation </text:span></text:p>
            <text:p><text:span text:style-name="T6">Show Relation</text:span></text:p>
            <text:p><text:span text:style-name="T16">- Select the </text:span><text:span text:style-name="T16">node which Is </text:span><text:span text:style-name="T16">added relation</text:span></text:p>
            <text:p><text:span text:style-name="T5">- Click </text:span><text:span text:style-name="T5">Show/Hide </text:span><text:span text:style-name="T5">Relation icon </text:span><text:span text:style-name="T5">on action bar</text:span></text:p>
            <text:p><text:span text:style-name="T6">Hide Relation</text:span></text:p>
            <text:p><text:span text:style-name="T5">- Click </text:span><text:span text:style-name="T5">Show/Hide </text:span><text:span text:style-name="T5">Relation icon </text:span><text:span text:style-name="T5">on action bar </text:span><text:span text:style-name="T5">again</text:span></text:p>
          </table:table-cell>
          <table:table-cell table:style-name="ce21" office:value-type="string">
            <text:p>Node is added /Delete relation</text:p>
            <text:p>- Relation of Node is shown/hidden </text:p>
          </table:table-cell>
          <table:table-cell table:style-name="ce21"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DMS_ADI_04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44" office:value-type="string">
            <text:p>View Node Properties</text:p>
          </table:table-cell>
          <table:table-cell table:style-name="ce44" office:value-type="string">
            <text:p>Step 1: View Node Properties</text:p>
          </table:table-cell>
          <table:table-cell table:style-name="ce51" office:value-type="string">
            <text:p><text:span text:style-name="T4">View node </text:span><text:span text:style-name="T4">properties</text:span></text:p>
            <text:p><text:span text:style-name="T23">- Create a node</text:span></text:p>
            <text:p><text:span text:style-name="T23">- Select this </text:span><text:span text:style-name="T23">node</text:span></text:p>
            <text:p><text:span text:style-name="T23">- Click on View </text:span><text:span text:style-name="T23">node </text:span><text:span text:style-name="T23">Properties on </text:span><text:span text:style-name="T23">action bar</text:span></text:p>
            <text:p><text:span text:style-name="T4">Add </text:span><text:span text:style-name="T4">properties</text:span></text:p>
            <text:p><text:span text:style-name="T8">- Go to Add </text:span><text:span text:style-name="T8">new properties </text:span><text:span text:style-name="T8">Tab</text:span></text:p>
            <text:p><text:span text:style-name="T8">- Perform to </text:span><text:span text:style-name="T8">add new a </text:span><text:span text:style-name="T8">properties for </text:span><text:span text:style-name="T8">this node</text:span></text:p>
          </table:table-cell>
          <table:table-cell table:style-name="ce21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DMS_ADI_05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44" office:value-type="string">
            <text:p>Export /Import node</text:p>
          </table:table-cell>
          <table:table-cell table:style-name="ce44" office:value-type="string">
            <text:p>Step 1: Export /Import node</text:p>
          </table:table-cell>
          <table:table-cell table:style-name="ce63" office:value-type="string">
            <text:p><text:span text:style-name="T2">Export node</text:span></text:p>
            <text:p><text:span text:style-name="T3">- Select 1 node</text:span></text:p>
            <text:p><text:span text:style-name="T3">- Click on </text:span><text:span text:style-name="T3">Export button</text:span></text:p>
            <text:p><text:span text:style-name="T3">Import node</text:span></text:p>
            <text:p><text:span text:style-name="T3">- Choose </text:span><text:span text:style-name="T3">format for </text:span><text:span text:style-name="T3">exported file</text:span></text:p>
            <text:p><text:span text:style-name="T3">- Click on </text:span><text:span text:style-name="T3">Export button</text:span></text:p>
            <text:p><text:span text:style-name="T4">Import node</text:span></text:p>
            <text:p><text:span text:style-name="T8">- Go to a </text:span><text:span text:style-name="T8">destination </text:span><text:span text:style-name="T8">node</text:span></text:p>
            <text:p><text:span text:style-name="T8">- Click Import </text:span><text:span text:style-name="T8">button</text:span></text:p>
            <text:p><text:span text:style-name="T8">- Choose valid </text:span><text:span text:style-name="T8">file to import</text:span></text:p>
            <text:p><text:span text:style-name="T8">- Click Import </text:span><text:span text:style-name="T8">button</text:span></text:p>
          </table:table-cell>
          <table:table-cell table:style-name="ce21" office:value-type="string">
            <text:p>- Node is exported successfully</text:p>
            <text:p>- Node is imported in destination path</text:p>
          </table:table-cell>
          <table:table-cell table:style-name="ce21"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DMS_INF_01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DMS\Info\Permission</text:p>
          </table:table-cell>
          <table:table-cell table:style-name="ce48" office:value-type="string">
            <text:p>Manage Permission(Add/Edit/Delete)</text:p>
          </table:table-cell>
          <table:table-cell table:style-name="ce48" office:value-type="string">
            <text:p>Step 1: Manage Permission(Add/Edit/Delete)</text:p>
          </table:table-cell>
          <table:table-cell table:style-name="ce39" office:value-type="string">
            <text:p><text:span text:style-name="T3">- Select 1 node</text:span></text:p>
            <text:p><text:span text:style-name="T3">- Click on “View </text:span><text:span text:style-name="T3">Permission” </text:span><text:span text:style-name="T3">icon in action </text:span><text:span text:style-name="T3">bar</text:span></text:p>
            <text:p><text:span text:style-name="T4">Add </text:span><text:span text:style-name="T4">permission for </text:span><text:span text:style-name="T4">node</text:span></text:p>
            <text:p><text:span text:style-name="T8">- Choose user/</text:span><text:span text:style-name="T8">group to add </text:span><text:span text:style-name="T8">permission</text:span></text:p>
            <text:p><text:span text:style-name="T8">- Click Save</text:span></text:p>
            <text:p><text:span text:style-name="T4">Edit </text:span><text:span text:style-name="T4">permission of </text:span><text:span text:style-name="T4">node</text:span></text:p>
            <text:p><text:span text:style-name="T8">- Click </text:span><text:span text:style-name="T8">corresponding </text:span><text:span text:style-name="T8">Edit icon of </text:span><text:span text:style-name="T8">user/group</text:span></text:p>
            <text:p><text:span text:style-name="T8">- Change </text:span><text:span text:style-name="T8">permission</text:span></text:p>
            <text:p><text:span text:style-name="T4">Delete </text:span><text:span text:style-name="T4">permission</text:span></text:p>
            <text:p><text:span text:style-name="T8">- Click </text:span><text:span text:style-name="T8">corresponding </text:span><text:span text:style-name="T8">Delete icon of </text:span><text:span text:style-name="T8">user/group</text:span></text:p>
            <text:p><text:span text:style-name="T8">- Click ok</text:span></text:p>
          </table:table-cell>
          <table:table-cell table:style-name="ce21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21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DMS_INF_02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DMS\Info\Metadata</text:p>
          </table:table-cell>
          <table:table-cell table:style-name="ce49" office:value-type="string">
            <text:p>View metadata</text:p>
          </table:table-cell>
          <table:table-cell table:style-name="ce49" office:value-type="string">
            <text:p>Step 1: View metadata</text:p>
          </table:table-cell>
          <table:table-cell table:style-name="ce39" office:value-type="string">
            <text:p>- Perform <text:s/>upload a file</text:p>
            <text:p>- Select it </text:p>
            <text:p>- Click View metadata</text:p>
          </table:table-cell>
          <table:table-cell table:style-name="ce21" office:value-type="string">
            <text:p>View matadata form is shown</text:p>
          </table:table-cell>
          <table:table-cell table:style-name="ce21" office:value-type="string">
            <text:p>Low</text:p>
          </table:table-cell>
          <table:table-cell table:number-columns-repeated="247"/>
        </table:table-row>
        <table:table-row table:style-name="ro13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DMS_SER_01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DMS\Search\Simple</text:p>
          </table:table-cell>
          <table:table-cell table:style-name="ce50" office:value-type="string">
            <text:p>Simple Search</text:p>
          </table:table-cell>
          <table:table-cell table:style-name="ce50" office:value-type="string">
            <text:p>Step 1: Simple Search</text:p>
          </table:table-cell>
          <table:table-cell table:style-name="ce21" office:value-type="string">
            <text:p><text:span text:style-name="T3">- Input keyword </text:span><text:span text:style-name="T3">into Search </text:span><text:span text:style-name="T3">field above </text:span><text:span text:style-name="T3">action bar</text:span></text:p>
            <text:p><text:span text:style-name="T3">- Click </text:span><text:span text:style-name="T4">Quick </text:span><text:span text:style-name="T4">Search</text:span></text:p>
            <text:p><text:span text:style-name="T3"/></text:p>
            <text:p><text:span text:style-name="T3"/></text:p>
          </table:table-cell>
          <table:table-cell table:style-name="ce21" office:value-type="string">
            <text:p>The resul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DMS_SER_02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DMS\Search\Advanced</text:p>
          </table:table-cell>
          <table:table-cell table:style-name="ce50" office:value-type="string">
            <text:p>Advanced search</text:p>
          </table:table-cell>
          <table:table-cell table:style-name="ce50" office:value-type="string">
            <text:p>Step 1: Advanced search</text:p>
          </table:table-cell>
          <table:table-cell table:style-name="ce64" office:value-type="string">
            <text:p><text:span text:style-name="T27">Search </text:span></text:p>
            <text:p><text:span text:style-name="T28">- Click Saved </text:span><text:span text:style-name="T28">Searched icon </text:span><text:span text:style-name="T28">on action bar</text:span></text:p>
            <text:p><text:span text:style-name="T28">- Click </text:span><text:span text:style-name="T28">Advanced </text:span><text:span text:style-name="T28">Search icon</text:span></text:p>
            <text:p><text:span text:style-name="T28">- Input </text:span><text:span text:style-name="T28">Constraint to </text:span><text:span text:style-name="T28">search </text:span></text:p>
            <text:p><text:span text:style-name="T28">- Click </text:span><text:span text:style-name="T27">Search</text:span><text:span text:style-name="T28"> </text:span><text:span text:style-name="T28">button</text:span></text:p>
            <text:p><text:span text:style-name="T29"/></text:p>
          </table:table-cell>
          <table:table-cell table:style-name="ce21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DMS_SER_03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DMS\Search\Query</text:p>
          </table:table-cell>
          <table:table-cell table:style-name="ce50" office:value-type="string">
            <text:p>Manage query in Advanced search</text:p>
          </table:table-cell>
          <table:table-cell table:style-name="ce50" office:value-type="string">
            <text:p>Step 1: Manage query in Advanced search</text:p>
          </table:table-cell>
          <table:table-cell table:style-name="ce64" office:value-type="string">
            <text:p><text:span text:style-name="T6">Create a query</text:span></text:p>
            <text:p><text:span text:style-name="T16">- Go to New </text:span><text:span text:style-name="T16">query tab</text:span></text:p>
            <text:p><text:span text:style-name="T16">- perform to </text:span><text:span text:style-name="T16">create a query</text:span></text:p>
            <text:p><text:span text:style-name="T6">Execute a </text:span><text:span text:style-name="T6">existed query</text:span></text:p>
            <text:p><text:span text:style-name="T16">- Go to Saved </text:span><text:span text:style-name="T16">query</text:span></text:p>
            <text:p><text:span text:style-name="T16">- <text:s/>Click Execute </text:span><text:span text:style-name="T16"><text:s/>icon of a save </text:span><text:span text:style-name="T16">query</text:span></text:p>
            <text:p><text:span text:style-name="T6">Edit Query</text:span></text:p>
            <text:p><text:span text:style-name="T16">- Go to Saved </text:span><text:span text:style-name="T16">query</text:span></text:p>
            <text:p><text:span text:style-name="T16">- Click on </text:span><text:span text:style-name="T16">corresponding </text:span><text:span text:style-name="T16">Edit icon of a </text:span><text:span text:style-name="T16">query</text:span></text:p>
            <text:p><text:span text:style-name="T16">- perform to </text:span><text:span text:style-name="T16">edit the query</text:span></text:p>
            <text:p><text:span text:style-name="T6">Delete Query</text:span></text:p>
            <text:p><text:span text:style-name="T16">- Go to Saved </text:span><text:span text:style-name="T16">query</text:span></text:p>
            <text:p><text:span text:style-name="T16">- Click on </text:span><text:span text:style-name="T16">corresponding </text:span><text:span text:style-name="T16">Delete icon of a </text:span><text:span text:style-name="T16">query</text:span></text:p>
            <text:p><text:span text:style-name="T16">- Click Ok</text:span></text:p>
          </table:table-cell>
          <table:table-cell table:style-name="ce21" office:value-type="string">
            <text:p>Query is created/edited/executed/Delete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DMS_VIE_01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DMS\View_Mode</text:p>
          </table:table-cell>
          <table:table-cell table:style-name="ce51" office:value-type="string">
            <text:p>Select view mode</text:p>
          </table:table-cell>
          <table:table-cell table:style-name="ce51" office:value-type="string">
            <text:p>Step 1: Select view mode</text:p>
          </table:table-cell>
          <table:table-cell table:style-name="ce39" office:value-type="string">
            <text:p>Switch views:</text:p>
            <text:p>- List view: view information of node</text:p>
            <text:p>- Thumbnail view: Check thumbnail images</text:p>
            <text:p>- Icon view: Check mime type icons</text:p>
            <text:p>- Coverflow view: Check image flow</text:p>
            <text:p>- Slide show</text:p>
            <text:p>- Timeline view</text:p>
          </table:table-cell>
          <table:table-cell table:style-name="ce21" office:value-type="string">
            <text:p>Display selected view proper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DMS_SET_01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DMS\Setting\Browsing_Preferences</text:p>
          </table:table-cell>
          <table:table-cell table:style-name="ce51" office:value-type="string">
            <text:p>Set up browsing Preferences</text:p>
          </table:table-cell>
          <table:table-cell table:style-name="ce51" office:value-type="string">
            <text:p>Step 1: Set up browsing Preferences</text:p>
          </table:table-cell>
          <table:table-cell table:style-name="ce39" office:value-type="string">
            <text:p>- Go to a driver</text:p>
            <text:p>- Click on “Set up your browsing preferences” icon</text:p>
            <text:p>- Perform to set up</text:p>
            <text:p>- Click Save </text:p>
          </table:table-cell>
          <table:table-cell table:style-name="ce21" office:value-type="string">
            <text:p>New Displaying is shown direct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DMS_SET_02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DMS\Setting\Preference_Filter</text:p>
          </table:table-cell>
          <table:table-cell table:style-name="ce51" office:value-type="string">
            <text:p>Set up Preferences for quick filter</text:p>
          </table:table-cell>
          <table:table-cell table:style-name="ce51" office:value-type="string">
            <text:p>Step 1: Set up Preferences for quick filter</text:p>
          </table:table-cell>
          <table:table-cell table:style-name="ce65" office:value-type="string">
            <text:p>- Go to a driver</text:p>
            <text:p>- Click Set up preferences OR Set up filter preferences <text:s/>icon on left pane </text:p>
          </table:table-cell>
          <table:table-cell table:style-name="ce63" office:value-type="string">
            <text:p>Preferences setting form is shown, you can show/hide some <text:s/>filter her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DMS_SET_03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DMS\Setting\Quick_Filter</text:p>
          </table:table-cell>
          <table:table-cell table:style-name="ce51" office:value-type="string">
            <text:p>Quick Filter by Items/Type</text:p>
          </table:table-cell>
          <table:table-cell table:style-name="ce51" office:value-type="string">
            <text:p>Step 1: Quick Filter by Items/Type</text:p>
          </table:table-cell>
          <table:table-cell table:style-name="ce39" office:value-type="string">
            <text:p>- Go to a folder tree</text:p>
            <text:p>- Click on item/type which need filter</text:p>
          </table:table-cell>
          <table:table-cell table:style-name="ce21" office:value-type="string">
            <text:p>List all corresponding item/type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formula="oooc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DMS_CLB_01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50" office:value-type="string">
            <text:p>Manage Clipboard (Paste/Delete)</text:p>
          </table:table-cell>
          <table:table-cell table:style-name="ce50" office:value-type="string">
            <text:p>Step 1: Manage Clipboard (Paste/Delete)</text:p>
          </table:table-cell>
          <table:table-cell table:style-name="ce39" office:value-type="string">
            <text:p><text:span text:style-name="T4">Paste a node </text:span><text:span text:style-name="T4">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4">Delete Action</text:span></text:p>
            <text:p><text:span text:style-name="T4">- </text:span><text:span text:style-name="T8">Click </text:span><text:span text:style-name="T8">corresponding </text:span><text:span text:style-name="T8">Delete icon of a </text:span><text:span text:style-name="T8">action</text:span></text:p>
          </table:table-cell>
          <table:table-cell table:style-name="ce21" office:value-type="string">
            <text:p>Clipboard pane is shown . You can cut/copy a node to selected node</text:p>
            <text:p>- when delete a action (copy/cut) the action will be not shown any more at Clipboar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DMS_ADM_01</text:p>
          </table:table-cell>
          <table:table-cell office:value-type="float" office:value="1">
            <text:p>001</text:p>
          </table:table-cell>
          <table:table-cell office:value-type="string">
            <text:p>ECMS\DMS\ADM\Folksonomy</text:p>
          </table:table-cell>
          <table:table-cell table:style-name="ce52" office:value-type="string">
            <text:p>Manage Folksonomy (Add/Edit/Delete)</text:p>
          </table:table-cell>
          <table:table-cell table:style-name="ce52" office:value-type="string">
            <text:p>Step 1: Manage Folksonomy (Add/Edit/Delete)</text:p>
          </table:table-cell>
          <table:table-cell table:style-name="ce66" office:value-type="string">
            <text:p><text:span text:style-name="T2">Create new </text:span><text:span text:style-name="T2">Tag</text:span></text:p>
            <text:p><text:span text:style-name="T16">- Go to </text:span><text:span text:style-name="T6">Content </text:span><text:span text:style-name="T6">Administratio</text:span><text:span text:style-name="T6">n/Categories&amp;</text:span><text:span text:style-name="T6">Tags/Manage </text:span><text:span text:style-name="T6">Tags</text:span></text:p>
            <text:p><text:span text:style-name="T16">- Click on Add </text:span><text:span text:style-name="T16">style button </text:span></text:p>
            <text:p><text:span text:style-name="T16">- Input required </text:span><text:span text:style-name="T16">field</text:span></text:p>
            <text:p><text:span text:style-name="T16">- Click Update</text:span></text:p>
            <text:p><text:span text:style-name="T2">Edit a tag</text:span></text:p>
            <text:p><text:span text:style-name="T3">- Click </text:span><text:span text:style-name="T3">corresponding </text:span><text:span text:style-name="T3">Edit icon <text:s/>with </text:span><text:span text:style-name="T3">folksonomy you </text:span><text:span text:style-name="T3">want to edit</text:span></text:p>
            <text:p><text:span text:style-name="T3">- Put new value</text:span></text:p>
            <text:p><text:span text:style-name="T3">- Click Update </text:span><text:span text:style-name="T3">button</text:span></text:p>
            <text:p><text:span text:style-name="T4">Delete Tag</text:span></text:p>
            <text:p><text:span text:style-name="T21">- Click </text:span><text:span text:style-name="T21">corresponding </text:span><text:span text:style-name="T21">Delete icon <text:s/></text:span><text:span text:style-name="T21">with </text:span><text:span text:style-name="T21">folksonomy you </text:span><text:span text:style-name="T21">want to delete</text:span></text:p>
            <text:p><text:span text:style-name="T21">- Click OK</text:span></text:p>
          </table:table-cell>
          <table:table-cell office:value-type="string">
            <text:p>Folksonomy is Created/edited/Dele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5">
          <table:table-cell table:formula="oooc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DMS_ADM_02</text:p>
          </table:table-cell>
          <table:table-cell office:value-type="float" office:value="1">
            <text:p>001</text:p>
          </table:table-cell>
          <table:table-cell office:value-type="string">
            <text:p>ECMS\DMS\ADM\Taxonomy</text:p>
          </table:table-cell>
          <table:table-cell table:style-name="ce52" office:value-type="string">
            <text:p>Manage Taxonomy Tree (Add/Edit/Delete)</text:p>
          </table:table-cell>
          <table:table-cell table:style-name="ce52" office:value-type="string">
            <text:p>Step 1: Manage Taxonomy Tree (Add/Edit/Delete)</text:p>
          </table:table-cell>
          <table:table-cell table:style-name="ce38" office:value-type="string">
            <text:p><text:span text:style-name="T4">Create new </text:span><text:span text:style-name="T4">taxonomy tree</text:span></text:p>
            <text:p><text:span text:style-name="T16">- Go to </text:span><text:span text:style-name="T6">Content </text:span><text:span text:style-name="T6">Administratio</text:span><text:span text:style-name="T6">n/Categories&amp;</text:span><text:span text:style-name="T6">Tags/Manage </text:span><text:span text:style-name="T6">Categories</text:span></text:p>
            <text:p><text:span text:style-name="T16">- Click on Add </text:span><text:span text:style-name="T16">Taxonomy tree </text:span><text:span text:style-name="T16">button</text:span></text:p>
            <text:p><text:span text:style-name="T16">- Input required </text:span><text:span text:style-name="T16">field</text:span></text:p>
            <text:p>- Add/copy/cut/paste/delete category in taxonomy tree</text:p>
            <text:p><text:span text:style-name="T4">Edit The </text:span><text:span text:style-name="T4">Taxonomy </text:span><text:span text:style-name="T4">tree</text:span></text:p>
            <text:p><text:span text:style-name="T21">- Click Edit icon </text:span><text:span text:style-name="T21">corresponding </text:span><text:span text:style-name="T21">with taxonomy </text:span><text:span text:style-name="T21">tree you want </text:span><text:span text:style-name="T21">to edit</text:span></text:p>
            <text:p><text:span text:style-name="T21">- Perform to </text:span><text:span text:style-name="T21">edit</text:span></text:p>
            <text:p><text:span text:style-name="T6">Delete </text:span><text:span text:style-name="T6">Taxonomy</text:span></text:p>
            <text:p><text:span text:style-name="T21">- Click </text:span><text:span text:style-name="T21">corresponding </text:span><text:span text:style-name="T21">Delete icon <text:s/></text:span><text:span text:style-name="T21">with taxonomy </text:span><text:span text:style-name="T21">tree you want </text:span><text:span text:style-name="T21">to edit</text:span></text:p>
            <text:p><text:span text:style-name="T21">- Click OK</text:span></text:p>
          </table:table-cell>
          <table:table-cell table:style-name="ce38" office:value-type="string">
            <text:p>The Taxonomy is created/edited/dele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DMS_ADM_03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52" office:value-type="string">
            <text:p>Manage Template(Add/Edit/Delete)</text:p>
          </table:table-cell>
          <table:table-cell table:style-name="ce52" office:value-type="string">
            <text:p>Step 1: Manage Template(Add/Edit/Delete)</text:p>
          </table:table-cell>
          <table:table-cell table:style-name="ce66" office:value-type="string">
            <text:p><text:span text:style-name="T2">Create new </text:span><text:span text:style-name="T2">template when </text:span><text:span text:style-name="T2">put valid value </text:span><text:span text:style-name="T2">in fields</text:span></text:p>
            <text:p><text:span text:style-name="T16">- Go to </text:span><text:span text:style-name="T6">Content </text:span><text:span text:style-name="T6">Administratio</text:span><text:span text:style-name="T6">n/Content </text:span><text:span text:style-name="T6">Presentation/</text:span><text:span text:style-name="T6">Manage </text:span><text:span text:style-name="T6">Templates</text:span></text:p>
            <text:p><text:span text:style-name="T3">- Click Add </text:span><text:span text:style-name="T3">button </text:span></text:p>
            <text:p><text:span text:style-name="T3">- Put value in </text:span><text:span text:style-name="T3">required fields</text:span></text:p>
            <text:p><text:span text:style-name="T3">- Click Save </text:span><text:span text:style-name="T3">button</text:span></text:p>
            <text:p><text:span text:style-name="T4">Edit template : </text:span></text:p>
            <text:p><text:span text:style-name="T8">- Click on </text:span><text:span text:style-name="T8">corresponding </text:span><text:span text:style-name="T8">Edit icon of </text:span><text:span text:style-name="T8">template you </text:span><text:span text:style-name="T8">want to edit</text:span></text:p>
            <text:p><text:span text:style-name="T8">- perform to </text:span><text:span text:style-name="T8">edit The </text:span><text:span text:style-name="T8">tempate</text:span></text:p>
            <text:p><text:span text:style-name="T8">- Click Save </text:span><text:span text:style-name="T8">button</text:span></text:p>
            <text:p><text:span text:style-name="T8">Delete </text:span><text:span text:style-name="T8">Template</text:span></text:p>
            <text:p><text:span text:style-name="T16">- Click on </text:span><text:span text:style-name="T16">corresponding </text:span><text:span text:style-name="T16">Delete icon of </text:span><text:span text:style-name="T16">template you </text:span><text:span text:style-name="T16">want to delete</text:span></text:p>
            <text:p><text:span text:style-name="T16">- Click Ok</text:span></text:p>
          </table:table-cell>
          <table:table-cell office:value-type="string">
            <text:p>- A new template is created successfully</text:p>
            <text:p>- Template is edi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ooc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DMS_ADM_04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52" office:value-type="string">
            <text:p>Manage Metadata(View/Edit/Delete)</text:p>
          </table:table-cell>
          <table:table-cell table:style-name="ce52" office:value-type="string">
            <text:p>Step 1: Manage Metadata(View/Edit/Delete)</text:p>
          </table:table-cell>
          <table:table-cell office:value-type="string">
            <text:p><text:span text:style-name="T16">- Go to </text:span><text:span text:style-name="T6">Content </text:span><text:span text:style-name="T6">Administratio</text:span><text:span text:style-name="T6">n/Content </text:span><text:span text:style-name="T6">Presentation/</text:span><text:span text:style-name="T6">Manage </text:span><text:span text:style-name="T6">Metadata</text:span></text:p>
            <text:p><text:span text:style-name="T4">View Metadata</text:span></text:p>
            <text:p><text:span text:style-name="T4">- </text:span><text:span text:style-name="T8">Click </text:span><text:span text:style-name="T8">corresponding </text:span><text:span text:style-name="T8">View icon of </text:span><text:span text:style-name="T8">Metadata you </text:span><text:span text:style-name="T8">want to View</text:span></text:p>
            <text:p><text:span text:style-name="T4">Edit Metadata</text:span></text:p>
            <text:p><text:span text:style-name="T6">- </text:span><text:span text:style-name="T16">Click </text:span><text:span text:style-name="T16">corresponding </text:span><text:span text:style-name="T16">Edit icon of </text:span><text:span text:style-name="T16">Metadata you </text:span><text:span text:style-name="T16">want to edit</text:span></text:p>
            <text:p><text:span text:style-name="T16">- Perform to </text:span><text:span text:style-name="T16">edit</text:span></text:p>
            <text:p><text:span text:style-name="T16">- Click Apply</text:span></text:p>
            <text:p><text:span text:style-name="T4">Delete </text:span><text:span text:style-name="T4">Metadata</text:span></text:p>
            <text:p><text:span text:style-name="T6">- </text:span><text:span text:style-name="T16">Click </text:span><text:span text:style-name="T16">corresponding </text:span><text:span text:style-name="T16">Delete icon of </text:span><text:span text:style-name="T16">Metadata you </text:span><text:span text:style-name="T16">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">
          <table:table-cell table:formula="oooc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DMS_ADM_05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52" office:value-type="string">
            <text:p>Manage Views(Add/View/Edit/Delete)</text:p>
          </table:table-cell>
          <table:table-cell table:style-name="ce52" office:value-type="string">
            <text:p>Step 1: Manage Views(Add/View/Edit/Delete)</text:p>
          </table:table-cell>
          <table:table-cell office:value-type="string">
            <text:p><text:span text:style-name="T4">Create new </text:span><text:span text:style-name="T4">view</text:span></text:p>
            <text:p><text:span text:style-name="T16">- Go to </text:span><text:span text:style-name="T6">Content </text:span><text:span text:style-name="T6">Administratio</text:span><text:span text:style-name="T6">n/Content </text:span><text:span text:style-name="T6">Presentation/</text:span><text:span text:style-name="T6">Manage Views</text:span><text:span text:style-name="T4"> </text:span></text:p>
            <text:p>- Select View tab</text:p>
            <text:p>- Click Add View button</text:p>
            <text:p>- Put value in required field</text:p>
            <text:p>- Click Save button</text:p>
            <text:p><text:span text:style-name="T4">View </text:span></text:p>
            <text:p><text:span text:style-name="T8">- Click on </text:span><text:span text:style-name="T8">corresponding </text:span><text:span text:style-name="T8">View icon of </text:span><text:span text:style-name="T8">View you want </text:span><text:span text:style-name="T8">to view</text:span></text:p>
            <text:p><text:span text:style-name="T4">Edit a View</text:span></text:p>
            <text:p><text:span text:style-name="T16">- Click on </text:span><text:span text:style-name="T16">corresponding </text:span><text:span text:style-name="T16">Edit icon of </text:span><text:span text:style-name="T16">View you want </text:span><text:span text:style-name="T16">to edit</text:span></text:p>
            <text:p><text:span text:style-name="T16">- Perform to </text:span><text:span text:style-name="T16">edit</text:span></text:p>
            <text:p><text:span text:style-name="T6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21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DMS_ADM_06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52" office:value-type="string">
            <text:p>Manage Drive(Add/Edit/Delete)</text:p>
          </table:table-cell>
          <table:table-cell table:style-name="ce52" office:value-type="string">
            <text:p>Step 1: Manage Drive(Add/Edit/Delete)</text:p>
          </table:table-cell>
          <table:table-cell office:value-type="string">
            <text:p><text:span text:style-name="T4">Create new </text:span><text:span text:style-name="T4">drive </text:span></text:p>
            <text:p><text:span text:style-name="T16">- Go to </text:span><text:span text:style-name="T6">Content </text:span><text:span text:style-name="T6">Administratio</text:span><text:span text:style-name="T6">n/Content </text:span><text:span text:style-name="T6">Presentation/</text:span><text:span text:style-name="T6">Manage </text:span><text:span text:style-name="T6">Drivers</text:span></text:p>
            <text:p>- Click on Add Drive button </text:p>
            <text:p>- Put value in required field</text:p>
            <text:p>- Click Save button</text:p>
            <text:p><text:span text:style-name="T4">Edit a drive</text:span></text:p>
            <text:p>- Open 1 drive to edit</text:p>
            <text:p>- Edit properties</text:p>
            <text:p><text:span text:style-name="T4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r</text:p>
            <text:p>- Drive is edited</text:p>
            <text:p>- Drive is deleted</text:p>
          </table:table-cell>
          <table:table-cell table:style-name="ce21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ooc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DMS_ADM_07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52" office:value-type="string">
            <text:p>Namespace registry</text:p>
          </table:table-cell>
          <table:table-cell table:style-name="ce52" office:value-type="string">
            <text:p>Step 1: Namespace registry</text:p>
          </table:table-cell>
          <table:table-cell office:value-type="string">
            <text:p><text:span text:style-name="T16">- Go to </text:span><text:span text:style-name="T6">Content </text:span><text:span text:style-name="T6">Administratio</text:span><text:span text:style-name="T6">n/Content </text:span><text:span text:style-name="T6">Types/Names</text:span><text:span text:style-name="T6">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d successfully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ooc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DMS_ADM_08</text:p>
          </table:table-cell>
          <table:table-cell office:value-type="float" office:value="1">
            <text:p>001</text:p>
          </table:table-cell>
          <table:table-cell table:style-name="ce41" office:value-type="string">
            <text:p>ECMS\DMS\ADM\Node_Type</text:p>
          </table:table-cell>
          <table:table-cell table:style-name="ce52" office:value-type="string">
            <text:p>Manage Node types(Add/View)</text:p>
          </table:table-cell>
          <table:table-cell table:style-name="ce52" office:value-type="string">
            <text:p>Step 1: Manage Node types(Add/View)</text:p>
          </table:table-cell>
          <table:table-cell office:value-type="string">
            <text:p><text:span text:style-name="T4">Add new node </text:span><text:span text:style-name="T4">type</text:span></text:p>
            <text:p><text:span text:style-name="T16">- Go to</text:span><text:span text:style-name="T6"> </text:span><text:span text:style-name="T6">Content </text:span><text:span text:style-name="T6">Administratio</text:span><text:span text:style-name="T6">n/Content </text:span><text:span text:style-name="T6">Types </text:span><text:span text:style-name="T6">o/Manage </text:span><text:span text:style-name="T6">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4">View Node </text:span><text:span text:style-name="T4">type</text:span></text:p>
            <text:p>- Click on <text:s/>corresponding View icon of Node Type</text:p>
            <text:p/>
          </table:table-cell>
          <table:table-cell office:value-type="string">
            <text:p>New node type i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DMS_ADM_09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52" office:value-type="string">
            <text:p>Manage Query(Add/Edit/Delete)</text:p>
          </table:table-cell>
          <table:table-cell table:style-name="ce52" office:value-type="string">
            <text:p>Step 1: Manage Query(Add/Edit/Delete)</text:p>
          </table:table-cell>
          <table:table-cell office:value-type="string">
            <text:p><text:span text:style-name="T4">Add a query</text:span></text:p>
            <text:p><text:span text:style-name="T16">- Go to </text:span><text:span text:style-name="T6">Content </text:span><text:span text:style-name="T6">Administratio</text:span><text:span text:style-name="T6">n/Advanced </text:span><text:span text:style-name="T6">configuration/</text:span><text:span text:style-name="T6">manage </text:span><text:span text:style-name="T6">Queries</text:span></text:p>
            <text:p><text:span text:style-name="T16">- Click on Add </text:span><text:span text:style-name="T16">Query button</text:span></text:p>
            <text:p><text:span text:style-name="T16">- Input all </text:span><text:span text:style-name="T16">required field</text:span></text:p>
            <text:p><text:span text:style-name="T16">- Click Save</text:span></text:p>
            <text:p><text:span text:style-name="T6">Edit Query</text:span></text:p>
            <text:p><text:span text:style-name="T6">- </text:span><text:span text:style-name="T16">Click on Edit </text:span><text:span text:style-name="T16">this query of a </text:span><text:span text:style-name="T16">query, perform </text:span><text:span text:style-name="T16">to edit</text:span></text:p>
            <text:p><text:span text:style-name="T6">Delete Query</text:span></text:p>
            <text:p><text:span text:style-name="T6">- </text:span><text:span text:style-name="T16">Click on </text:span><text:span text:style-name="T16">Delete this </text:span><text:span text:style-name="T16">query icon of a </text:span><text:span text:style-name="T16">query</text:span></text:p>
            <text:p><text:span text:style-name="T16">- Click Ok to </text:span><text:span text:style-name="T16">confirm </text:span></text:p>
          </table:table-cell>
          <table:table-cell office:value-type="string">
            <text:p>The query is added/edited/Deleted successfully</text:p>
          </table:table-cell>
          <table:table-cell table:style-name="ce21"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ECMS_DMS_ADM_10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52" office:value-type="string">
            <text:p>Manage Script(Add/Edit/Delete)</text:p>
          </table:table-cell>
          <table:table-cell table:style-name="ce52" office:value-type="string">
            <text:p>Step 1: Manage Script(Add/Edit/Delete)</text:p>
          </table:table-cell>
          <table:table-cell office:value-type="string">
            <text:p><text:span text:style-name="T4">Create script</text:span></text:p>
            <text:p><text:span text:style-name="T16">- Go to </text:span><text:span text:style-name="T6">Content </text:span><text:span text:style-name="T6">Administratio</text:span><text:span text:style-name="T6">n/Advanced </text:span><text:span text:style-name="T6">configuration/</text:span><text:span text:style-name="T6">Manage script</text:span></text:p>
            <text:p><text:span text:style-name="T8">- Click Add </text:span><text:span text:style-name="T8">button and </text:span><text:span text:style-name="T8">input </text:span><text:span text:style-name="T8">information for </text:span><text:span text:style-name="T8">new scrip</text:span></text:p>
            <text:p>- Click Save</text:p>
            <text:p><text:span text:style-name="T4">Edit script</text:span></text:p>
            <text:p><text:span text:style-name="T6">- </text:span><text:span text:style-name="T16">Click on Edit <text:s/></text:span><text:span text:style-name="T16">of a Script, </text:span><text:span text:style-name="T16">perform to edit</text:span></text:p>
            <text:p><text:span text:style-name="T4">Delete script</text:span></text:p>
            <text:p><text:span text:style-name="T4">- </text:span><text:span text:style-name="T8">Click on </text:span><text:span text:style-name="T8">Delete icon of a </text:span><text:span text:style-name="T8">script</text:span></text:p>
            <text:p><text:span text:style-name="T8">- Click OK to </text:span><text:span text:style-name="T8">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ooc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ECMS_DMS_ADM_11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52" office:value-type="string">
            <text:p>Manage Action</text:p>
          </table:table-cell>
          <table:table-cell table:style-name="ce52" office:value-type="string">
            <text:p>Step 1: Manage Action</text:p>
          </table:table-cell>
          <table:table-cell table:style-name="ce67" office:value-type="string">
            <text:p><text:span text:style-name="T29">- Go to </text:span><text:span text:style-name="T27">Content </text:span><text:span text:style-name="T27">Administratio</text:span><text:span text:style-name="T27">n/Advanced </text:span><text:span text:style-name="T27">configuration/</text:span><text:span text:style-name="T27">Manage </text:span><text:span text:style-name="T27">Action</text:span></text:p>
            <text:p><text:span text:style-name="T29">- Click on Add </text:span><text:span text:style-name="T29">button</text:span></text:p>
            <text:p><text:span text:style-name="T29">- Input required </text:span><text:span text:style-name="T29">fields</text:span></text:p>
            <text:p><text:span text:style-name="T29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ooc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ECMS_DMS_ADM_12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53" office:value-type="string">
            <text:p>Manage Lock/Unlock</text:p>
          </table:table-cell>
          <table:table-cell table:style-name="ce53" office:value-type="string">
            <text:p>Step 1: Manage Lock/Unlock</text:p>
          </table:table-cell>
          <table:table-cell table:style-name="ce67" office:value-type="string">
            <text:p><text:span text:style-name="T4">Unlock node</text:span></text:p>
            <text:p><text:span text:style-name="T8">- Go to Site </text:span><text:span text:style-name="T8">explorer : </text:span><text:span text:style-name="T8">perform to lock </text:span><text:span text:style-name="T8">a node</text:span></text:p>
            <text:p>- Go to Administration/Advanced configuration/Manage unlocks </text:p>
            <text:p>- Go to Locked node tab</text:p>
            <text:p>- Click corresponding Unlock icon of locked node</text:p>
            <text:p><text:span text:style-name="T4">Manage Lock</text:span></text:p>
            <text:p><text:span text:style-name="T8">- Go to Manage </text:span><text:span text:style-name="T8">lock tab</text:span></text:p>
            <text:p><text:span text:style-name="T8">- Perform to </text:span><text:span text:style-name="T8">add some </text:span><text:span text:style-name="T8">group user </text:span><text:span text:style-name="T8">which have </text:span><text:span text:style-name="T8">permission to </text:span><text:span text:style-name="T8">unlock a locked </text:span><text:span text:style-name="T8">node</text:span></text:p>
            <text:p>- Can Delete permission of group user by click Delete icon</text:p>
          </table:table-cell>
          <table:table-cell office:value-type="string">
            <text:p>- Node is unlocked </text:p>
            <text:p>- Group is added permission. All user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ECMS_WF_CPN_01</text:p>
          </table:table-cell>
          <table:table-cell office:value-type="float" office:value="1">
            <text:p>001</text:p>
          </table:table-cell>
          <table:table-cell table:style-name="ce42" office:value-type="string">
            <text:p>WF\Content_Publishing\Approve</text:p>
          </table:table-cell>
          <table:table-cell table:style-name="ce54" office:value-type="string">
            <text:p>Approve a content</text:p>
          </table:table-cell>
          <table:table-cell table:style-name="ce54" office:value-type="string">
            <text:p>Step 1: Approve a content</text:p>
          </table:table-cell>
          <table:table-cell table:style-name="ce20" office:value-type="string">
            <text:p>- Create new drive in Collaboration workspace</text:p>
            <text:p>- Login by normal user, add a document in<text:span text:style-name="T4"> </text:span><text:span text:style-name="T4">Validation</text:span> folder</text:p>
            <text:p>- Login by user is in validator:/platform/administrators group</text:p>
            <text:p>- Go to <text:span text:style-name="T4">Business </text:span><text:span text:style-name="T4">Process </text:span><text:span text:style-name="T4">Controller → </text:span><text:span text:style-name="T4">Task </text:span><text:span text:style-name="T4">Controller</text:span></text:p>
            <text:p>- Click on <text:span text:style-name="T4">Manage</text:span> of content publishing process</text:p>
            <text:p>- Select <text:span text:style-name="T4">Start </text:span><text:span text:style-name="T4">date</text:span> and <text:span text:style-name="T4">End </text:span><text:span text:style-name="T4">date</text:span></text:p>
            <text:p>- Click on <text:span text:style-name="T4">Approve</text:span> button</text:p>
          </table:table-cell>
          <table:table-cell table:style-name="ce20" office:value-type="string">
            <text:p>- If the current time is less than End time, the document will be stored in <text:span text:style-name="T4">Live</text:span> folder</text:p>
            <text:p>- If the current time is equal or greater than End time, the document will be stored in <text:span text:style-name="T4">Backup</text:span> driv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ooc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ECMS_WF_CPN_02</text:p>
          </table:table-cell>
          <table:table-cell office:value-type="float" office:value="1">
            <text:p>001</text:p>
          </table:table-cell>
          <table:table-cell table:style-name="ce42" office:value-type="string">
            <text:p>WF\Content_Publishing\Disapprove</text:p>
          </table:table-cell>
          <table:table-cell table:style-name="ce54" office:value-type="string">
            <text:p>Disapprove a content</text:p>
          </table:table-cell>
          <table:table-cell table:style-name="ce54" office:value-type="string">
            <text:p>Step 1: Disapprove a content</text:p>
          </table:table-cell>
          <table:table-cell table:style-name="ce20" office:value-type="string">
            <text:p><text:span text:style-name="T16">- Create new </text:span><text:span text:style-name="T16">drive in </text:span><text:span text:style-name="T16">Collaboration </text:span><text:span text:style-name="T16">workspace</text:span></text:p>
            <text:p><text:span text:style-name="T5">- Login by </text:span><text:span text:style-name="T5">normal user, </text:span><text:span text:style-name="T5">add a </text:span><text:span text:style-name="T5">document in</text:span><text:span text:style-name="T6"> </text:span><text:span text:style-name="T6">Validation</text:span><text:span text:style-name="T5"> </text:span><text:span text:style-name="T5">folder</text:span></text:p>
            <text:p><text:span text:style-name="T5">- Login by user </text:span><text:span text:style-name="T5">is in </text:span><text:span text:style-name="T5">validator:/platfo</text:span><text:span text:style-name="T5">rm/administrato</text:span><text:span text:style-name="T5">rs group</text:span></text:p>
            <text:p><text:span text:style-name="T5">- Go to </text:span><text:span text:style-name="T6">Business </text:span><text:span text:style-name="T6">Process </text:span><text:span text:style-name="T6">Controller → </text:span><text:span text:style-name="T6">Task </text:span><text:span text:style-name="T6">Controller</text:span></text:p>
            <text:p><text:span text:style-name="T5">- Click on </text:span><text:span text:style-name="T6">Manage</text:span><text:span text:style-name="T5"> of </text:span><text:span text:style-name="T5">content </text:span><text:span text:style-name="T5">publishing </text:span><text:span text:style-name="T5">process</text:span></text:p>
            <text:p>- Click on <text:span text:style-name="T4">Disapprove</text:span> button</text:p>
          </table:table-cell>
          <table:table-cell table:style-name="ce20" office:value-type="string">
            <text:p>This document still stored in <text:span text:style-name="T4">Validation </text:span><text:span text:style-name="T4">Request</text:span>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ECMS_WF_CPN_03</text:p>
          </table:table-cell>
          <table:table-cell office:value-type="float" office:value="1">
            <text:p>001</text:p>
          </table:table-cell>
          <table:table-cell table:style-name="ce42" office:value-type="string">
            <text:p>WF\Content_Publishing\Delegate</text:p>
          </table:table-cell>
          <table:table-cell table:style-name="ce54" office:value-type="string">
            <text:p>Delegate a content</text:p>
          </table:table-cell>
          <table:table-cell table:style-name="ce54" office:value-type="string">
            <text:p>Step 1: Delegate a content</text:p>
          </table:table-cell>
          <table:table-cell table:style-name="ce20" office:value-type="string">
            <text:p><text:span text:style-name="T16">- Create new </text:span><text:span text:style-name="T16">drive in </text:span><text:span text:style-name="T16">Collaboration </text:span><text:span text:style-name="T16">workspace</text:span></text:p>
            <text:p><text:span text:style-name="T5">- Login by </text:span><text:span text:style-name="T5">normal user, </text:span><text:span text:style-name="T5">add a </text:span><text:span text:style-name="T5">document in</text:span><text:span text:style-name="T6"> </text:span><text:span text:style-name="T6">Validation</text:span><text:span text:style-name="T5"> </text:span><text:span text:style-name="T5">folder</text:span></text:p>
            <text:p><text:span text:style-name="T5">- Login by user </text:span><text:span text:style-name="T5">is in </text:span><text:span text:style-name="T5">validator:/platfo</text:span><text:span text:style-name="T5">rm/administrato</text:span><text:span text:style-name="T5">rs group</text:span></text:p>
            <text:p><text:span text:style-name="T5">- Go to </text:span><text:span text:style-name="T6">Business </text:span><text:span text:style-name="T6">Process </text:span><text:span text:style-name="T6">Controller → </text:span><text:span text:style-name="T6">Task </text:span><text:span text:style-name="T6">Controller</text:span></text:p>
            <text:p><text:span text:style-name="T5">- Click on </text:span><text:span text:style-name="T6">Manage</text:span><text:span text:style-name="T5"> of </text:span><text:span text:style-name="T5">content </text:span><text:span text:style-name="T5">publishing </text:span><text:span text:style-name="T5">process</text:span></text:p>
            <text:p>- Select user in Delegate field</text:p>
            <text:p>- Click on <text:span text:style-name="T4">Delegate</text:span> button</text:p>
          </table:table-cell>
          <table:table-cell table:style-name="ce20" office:value-type="string">
            <text:p>This process is delegated to user that set in Delegat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ooc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ECMS_WF_CPN_04</text:p>
          </table:table-cell>
          <table:table-cell office:value-type="float" office:value="1">
            <text:p>001</text:p>
          </table:table-cell>
          <table:table-cell table:style-name="ce42" office:value-type="string">
            <text:p>WF\Content_Publishing\Refuse</text:p>
          </table:table-cell>
          <table:table-cell table:style-name="ce54" office:value-type="string">
            <text:p>Refuse a content</text:p>
          </table:table-cell>
          <table:table-cell table:style-name="ce54" office:value-type="string">
            <text:p>Step 1: Refuse a content</text:p>
          </table:table-cell>
          <table:table-cell table:style-name="ce20" office:value-type="string">
            <text:p><text:span text:style-name="T16">- Create new </text:span><text:span text:style-name="T16">drive in </text:span><text:span text:style-name="T16">Collaboration </text:span><text:span text:style-name="T16">workspace</text:span></text:p>
            <text:p><text:span text:style-name="T5">- Login by </text:span><text:span text:style-name="T5">normal user, </text:span><text:span text:style-name="T5">add a </text:span><text:span text:style-name="T5">document in</text:span><text:span text:style-name="T6"> </text:span><text:span text:style-name="T6">Validation</text:span><text:span text:style-name="T5"> </text:span><text:span text:style-name="T5">folder</text:span></text:p>
            <text:p><text:span text:style-name="T5">- Login by user </text:span><text:span text:style-name="T5">is in </text:span><text:span text:style-name="T5">validator:/platfo</text:span><text:span text:style-name="T5">rm/administrato</text:span><text:span text:style-name="T5">rs group</text:span></text:p>
            <text:p><text:span text:style-name="T5">- Go to </text:span><text:span text:style-name="T6">Business </text:span><text:span text:style-name="T6">Process </text:span><text:span text:style-name="T6">Controller → </text:span><text:span text:style-name="T6">Task </text:span><text:span text:style-name="T6">Controller</text:span></text:p>
            <text:p><text:span text:style-name="T5">- Click on </text:span><text:span text:style-name="T6">Manage</text:span><text:span text:style-name="T5"> of </text:span><text:span text:style-name="T5">content </text:span><text:span text:style-name="T5">publishing </text:span><text:span text:style-name="T5">process</text:span></text:p>
            <text:p>- Click on <text:span text:style-name="T4">Refuse</text:span> button</text:p>
          </table:table-cell>
          <table:table-cell table:style-name="ce20" office:value-type="string">
            <text:p>This document will be stored in <text:span text:style-name="T4">Trash</text:span> fol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ooc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office:value-type="string">
            <text:p>SNF_ECMS_WF_PRS_01</text:p>
          </table:table-cell>
          <table:table-cell office:value-type="float" office:value="1">
            <text:p>001</text:p>
          </table:table-cell>
          <table:table-cell table:style-name="ce42" office:value-type="string">
            <text:p>WF\Pay_Raise\WF\Grand</text:p>
          </table:table-cell>
          <table:table-cell table:style-name="ce53" office:value-type="string">
            <text:p>Grand a pay raise</text:p>
          </table:table-cell>
          <table:table-cell table:style-name="ce53" office:value-type="string">
            <text:p>Step 1: Grand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5"><text:s/>validator:/</text:span><text:span text:style-name="T5">platform/admini</text:span><text:span text:style-name="T5">strators</text:span> group</text:p>
            <text:p><text:span text:style-name="T30">- Go to </text:span><text:span text:style-name="T18">Business </text:span><text:span text:style-name="T18">Process </text:span><text:span text:style-name="T18">Controller → </text:span><text:span text:style-name="T18">Task </text:span><text:span text:style-name="T18">Controller</text:span></text:p>
            <text:p><text:span text:style-name="T5">- Click on </text:span><text:span text:style-name="T6">Manage </text:span><text:span text:style-name="T16">of Pay </text:span><text:span text:style-name="T16">raise process</text:span></text:p>
            <text:p><text:span text:style-name="T16">- Click on </text:span><text:span text:style-name="T6">Grand</text:span><text:span text:style-name="T16"> button</text:span></text:p>
            <text:p><text:span text:style-name="T16">- Login by use </text:span><text:span text:style-name="T16">Is in … group</text:span></text:p>
            <text:p><text:span text:style-name="T16">- Open form to </text:span><text:span text:style-name="T16">read process </text:span><text:span text:style-name="T16">above</text:span></text:p>
            <text:p><text:span text:style-name="T16">- Click on </text:span><text:span text:style-name="T6">Read</text:span><text:span text:style-name="T16"> </text:span><text:span text:style-name="T16">button</text:span></text:p>
            <text:p/>
          </table:table-cell>
          <table:table-cell office:value-type="string">
            <text:p>Pay raise process is grant successful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ooc:=IF(VALUE(MID([.F75];6;FIND(&quot;:&quot;;[.F75];1)-FIND(&quot; &quot;;[.F75];1)-1))&gt;VALUE(MID([.F74];6;FIND(&quot;:&quot;;[.F74];1)-FIND(&quot; &quot;;[.F74];1)-1));&quot;&quot;;MAX([.A$7:.A74])+1)" office:value-type="float" office:value="69">
            <text:p>069</text:p>
          </table:table-cell>
          <table:table-cell office:value-type="string">
            <text:p>SNF_ECMS_WF_PRS_02</text:p>
          </table:table-cell>
          <table:table-cell office:value-type="float" office:value="1">
            <text:p>001</text:p>
          </table:table-cell>
          <table:table-cell table:style-name="ce42" office:value-type="string">
            <text:p>WF\Pay_Raise\WF\Refuse</text:p>
          </table:table-cell>
          <table:table-cell table:style-name="ce53" office:value-type="string">
            <text:p>Refuse a pay raise</text:p>
          </table:table-cell>
          <table:table-cell table:style-name="ce53" office:value-type="string">
            <text:p>Step 1: Refuse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5"><text:s/>validator:/</text:span><text:span text:style-name="T5">platform/admini</text:span><text:span text:style-name="T5">strators</text:span> group</text:p>
            <text:p><text:span text:style-name="T30">- Go to </text:span><text:span text:style-name="T18">Business </text:span><text:span text:style-name="T18">Process </text:span><text:span text:style-name="T18">Controller → </text:span><text:span text:style-name="T18">Task </text:span><text:span text:style-name="T18">Controller</text:span></text:p>
            <text:p><text:span text:style-name="T5">- Click on </text:span><text:span text:style-name="T6">Manage </text:span><text:span text:style-name="T16">of Pay </text:span><text:span text:style-name="T16">raise process</text:span></text:p>
            <text:p><text:span text:style-name="T16">- Click on </text:span><text:span text:style-name="T6">Deny</text:span><text:span text:style-name="T16"> </text:span><text:span text:style-name="T16">button</text:span></text:p>
            <text:p/>
          </table:table-cell>
          <table:table-cell office:value-type="string">
            <text:p>Pay raise process is refus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ooc:=IF(VALUE(MID([.F76];6;FIND(&quot;:&quot;;[.F76];1)-FIND(&quot; &quot;;[.F76];1)-1))&gt;VALUE(MID([.F75];6;FIND(&quot;:&quot;;[.F75];1)-FIND(&quot; &quot;;[.F75];1)-1));&quot;&quot;;MAX([.A$7:.A75])+1)" office:value-type="float" office:value="70">
            <text:p>070</text:p>
          </table:table-cell>
          <table:table-cell office:value-type="string">
            <text:p>SNF_ECMS_WF_HLD_01</text:p>
          </table:table-cell>
          <table:table-cell office:value-type="float" office:value="1">
            <text:p>001</text:p>
          </table:table-cell>
          <table:table-cell table:style-name="ce42" office:value-type="string">
            <text:p>WF\Holiday\Approve</text:p>
          </table:table-cell>
          <table:table-cell office:value-type="string">
            <text:p>Approve holiday process</text:p>
          </table:table-cell>
          <table:table-cell office:value-type="string">
            <text:p>Step 1: 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validator:/</text:span><text:span text:style-name="T5">platform/admini</text:span><text:span text:style-name="T5">strators </text:span>group</text:p>
            <text:p><text:span text:style-name="T30">- Go to </text:span><text:span text:style-name="T18">Business </text:span><text:span text:style-name="T18">Process </text:span><text:span text:style-name="T18">Controller → </text:span><text:span text:style-name="T18">Task </text:span><text:span text:style-name="T18">Controller</text:span></text:p>
            <text:p><text:span text:style-name="T5">- Click on </text:span><text:span text:style-name="T6">Manage </text:span><text:span text:style-name="T16">of </text:span><text:span text:style-name="T16">Holiday </text:span><text:span text:style-name="T16">process</text:span></text:p>
            <text:p><text:span text:style-name="T16">- Click on </text:span><text:span text:style-name="T6">Approve</text:span><text:span text:style-name="T16"> </text:span><text:span text:style-name="T16">button</text:span></text:p>
            <text:p><text:span text:style-name="T16">- Login by use </text:span><text:span text:style-name="T16">Is in </text:span><text:span text:style-name="T16">validator:/platfo</text:span><text:span text:style-name="T16">rm/administrato</text:span><text:span text:style-name="T16">rs group</text:span></text:p>
            <text:p><text:span text:style-name="T16">- Open form to </text:span><text:span text:style-name="T16">read process </text:span><text:span text:style-name="T16">above</text:span></text:p>
            <text:p><text:span text:style-name="T16">- Click on </text:span><text:span text:style-name="T6">Read</text:span><text:span text:style-name="T16"> </text:span><text:span text:style-name="T16">button</text:span></text:p>
            <text:p/>
          </table:table-cell>
          <table:table-cell office:value-type="string">
            <text:p>Holiday process is grant successful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ooc:=IF(VALUE(MID([.F77];6;FIND(&quot;:&quot;;[.F77];1)-FIND(&quot; &quot;;[.F77];1)-1))&gt;VALUE(MID([.F76];6;FIND(&quot;:&quot;;[.F76];1)-FIND(&quot; &quot;;[.F76];1)-1));&quot;&quot;;MAX([.A$7:.A76])+1)" office:value-type="float" office:value="71">
            <text:p>071</text:p>
          </table:table-cell>
          <table:table-cell office:value-type="string">
            <text:p>SNF_ECMS_WF_HLD_02</text:p>
          </table:table-cell>
          <table:table-cell office:value-type="float" office:value="1">
            <text:p>001</text:p>
          </table:table-cell>
          <table:table-cell table:style-name="ce42" office:value-type="string">
            <text:p>WF\Holiday\Disapprove</text:p>
          </table:table-cell>
          <table:table-cell office:value-type="string">
            <text:p>Disapprove holiday process</text:p>
          </table:table-cell>
          <table:table-cell office:value-type="string">
            <text:p>Step 1: Dis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validator:/</text:span><text:span text:style-name="T5">platform/admini</text:span><text:span text:style-name="T5">strators </text:span>group</text:p>
            <text:p><text:span text:style-name="T5">- Go to </text:span><text:span text:style-name="T6">Business </text:span><text:span text:style-name="T6">Process </text:span><text:span text:style-name="T6">Controller → </text:span><text:span text:style-name="T6">Task </text:span><text:span text:style-name="T6">Controller</text:span></text:p>
            <text:p><text:span text:style-name="T5">- Click on </text:span><text:span text:style-name="T6">Manage </text:span><text:span text:style-name="T16">of </text:span><text:span text:style-name="T16">Holiday </text:span><text:span text:style-name="T16">process</text:span></text:p>
            <text:p><text:span text:style-name="T16">- Click on </text:span><text:span text:style-name="T6">Disapprove</text:span><text:span text:style-name="T16"> </text:span><text:span text:style-name="T16">button</text:span></text:p>
            <text:p><text:span text:style-name="T16"/></text:p>
          </table:table-cell>
          <table:table-cell office:value-type="string">
            <text:p>Holiday process is disapprov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ooc:=IF(VALUE(MID([.F78];6;FIND(&quot;:&quot;;[.F78];1)-FIND(&quot; &quot;;[.F78];1)-1))&gt;VALUE(MID([.F77];6;FIND(&quot;:&quot;;[.F77];1)-FIND(&quot; &quot;;[.F77];1)-1));&quot;&quot;;MAX([.A$7:.A77])+1)" office:value-type="float" office:value="72">
            <text:p>072</text:p>
          </table:table-cell>
          <table:table-cell office:value-type="string">
            <text:p>SNF_ECMS_WF_HLD_03</text:p>
          </table:table-cell>
          <table:table-cell office:value-type="float" office:value="1">
            <text:p>001</text:p>
          </table:table-cell>
          <table:table-cell table:style-name="ce42" office:value-type="string">
            <text:p>WF\Holiday\Refuse</text:p>
          </table:table-cell>
          <table:table-cell office:value-type="string">
            <text:p>Refuse a holiday process</text:p>
          </table:table-cell>
          <table:table-cell office:value-type="string">
            <text:p>Step 1: Refuse a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validator:/</text:span><text:span text:style-name="T5">platform/admini</text:span><text:span text:style-name="T5">strators </text:span>group</text:p>
            <text:p><text:span text:style-name="T30">- Go to </text:span><text:span text:style-name="T18">Business </text:span><text:span text:style-name="T18">Process </text:span><text:span text:style-name="T18">Controller → </text:span><text:span text:style-name="T18">Task </text:span><text:span text:style-name="T18">Controller</text:span></text:p>
            <text:p><text:span text:style-name="T5">- Click on </text:span><text:span text:style-name="T6">Manage </text:span><text:span text:style-name="T16">of </text:span><text:span text:style-name="T16">Holiday </text:span><text:span text:style-name="T16">process</text:span></text:p>
            <text:p><text:span text:style-name="T16">- Click on </text:span><text:span text:style-name="T6">Refuse</text:span><text:span text:style-name="T16"> button</text:span></text:p>
            <text:p><text:span text:style-name="T16"/></text:p>
          </table:table-cell>
          <table:table-cell office:value-type="string">
            <text:p>Holiday process is disapprov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ooc:=IF(VALUE(MID([.F79];6;FIND(&quot;:&quot;;[.F79];1)-FIND(&quot; &quot;;[.F79];1)-1))&gt;VALUE(MID([.F78];6;FIND(&quot;:&quot;;[.F78];1)-FIND(&quot; &quot;;[.F78];1)-1));&quot;&quot;;MAX([.A$7:.A78])+1)" office:value-type="float" office:value="73">
            <text:p>073</text:p>
          </table:table-cell>
          <table:table-cell office:value-type="string">
            <text:p>SNF_ECMS_WF_ADM_01</text:p>
          </table:table-cell>
          <table:table-cell office:value-type="float" office:value="1">
            <text:p>001</text:p>
          </table:table-cell>
          <table:table-cell table:style-name="ce42" office:value-type="string">
            <text:p>WF\Admin\View</text:p>
          </table:table-cell>
          <table:table-cell office:value-type="string">
            <text:p>View detail of process</text:p>
          </table:table-cell>
          <table:table-cell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 to show detail of proces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ooc:=IF(VALUE(MID([.F80];6;FIND(&quot;:&quot;;[.F80];1)-FIND(&quot; &quot;;[.F80];1)-1))&gt;VALUE(MID([.F79];6;FIND(&quot;:&quot;;[.F79];1)-FIND(&quot; &quot;;[.F79];1)-1));&quot;&quot;;MAX([.A$7:.A79])+1)" office:value-type="float" office:value="74">
            <text:p>074</text:p>
          </table:table-cell>
          <table:table-cell office:value-type="string">
            <text:p>SNF_ECMS_WF_ADM_02</text:p>
          </table:table-cell>
          <table:table-cell office:value-type="float" office:value="1">
            <text:p>001</text:p>
          </table:table-cell>
          <table:table-cell table:style-name="ce42" office:value-type="string">
            <text:p>WF\Admin\Upload</text:p>
          </table:table-cell>
          <table:table-cell office:value-type="string">
            <text:p>Upload new process</text:p>
          </table:table-cell>
          <table:table-cell office:value-type="string">
            <text:p>Step 1: Upload new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Click on <text:span text:style-name="T4">Upload</text:span> button</text:p>
            <text:p>- Select file to upload</text:p>
          </table:table-cell>
          <table:table-cell office:value-type="string">
            <text:p>New process is add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 table:number-rows-repeated="10">
          <table:table-cell table:style-name="ce22"/>
          <table:table-cell table:style-name="ce31"/>
          <table:table-cell table:style-name="ce22"/>
          <table:table-cell table:style-name="ce31" table:number-columns-repeated="253"/>
        </table:table-row>
        <table:table-row table:style-name="ro6">
          <table:table-cell table:style-name="ce22"/>
          <table:table-cell table:style-name="ce31"/>
          <table:table-cell table:style-name="ce22"/>
          <table:table-cell table:style-name="ce31" table:number-columns-repeated="253"/>
        </table:table-row>
      </table:table>
      <table:table table:name="Summary_Report" table:style-name="ta1" table:print="false">
        <office:forms form:automatic-focus="false" form:apply-design-mode="false"/>
        <table:table-column table:style-name="co12" table:default-cell-style-name="ce77"/>
        <table:table-column table:style-name="co13" table:default-cell-style-name="ce77"/>
        <table:table-column table:style-name="co14" table:default-cell-style-name="ce81"/>
        <table:table-column table:style-name="co15" table:default-cell-style-name="ce80"/>
        <table:table-column table:style-name="co16" table:default-cell-style-name="ce84"/>
        <table:table-column table:style-name="co17" table:default-cell-style-name="ce84"/>
        <table:table-row table:style-name="ro6">
          <table:table-cell table:style-name="ce75" office:value-type="string" table:number-columns-spanned="5" table:number-rows-spanned="2">
            <text:p><text:s/>Functionality List</text:p>
            <text:p><text:span text:style-name="T33">Product </text:span><text:span text:style-name="T33">version: </text:span></text:p>
          </table:table-cell>
          <table:covered-table-cell table:number-columns-repeated="4" table:style-name="ce79"/>
          <table:table-cell table:style-name="ce4" office:value-type="string" table:number-columns-spanned="1" table:number-rows-spanned="3">
            <text:p>Total cases</text:p>
          </table:table-cell>
        </table:table-row>
        <table:table-row table:style-name="ro29">
          <table:covered-table-cell table:style-name="ce76"/>
          <table:covered-table-cell table:number-columns-repeated="4" table:style-name="ce79"/>
          <table:covered-table-cell table:style-name="ce86"/>
        </table:table-row>
        <table:table-row table:style-name="ro4">
          <table:table-cell table:style-name="ce2" office:value-type="string">
            <text:p>Id</text:p>
          </table:table-cell>
          <table:table-cell table:style-name="ce4" office:value-type="string">
            <text:p>Portlet</text:p>
          </table:table-cell>
          <table:table-cell table:style-name="ce4" office:value-type="string">
            <text:p>Functional Group</text:p>
          </table:table-cell>
          <table:table-cell table:style-name="ce4" office:value-type="string">
            <text:p>Functionality</text:p>
          </table:table-cell>
          <table:table-cell table:style-name="ce4" office:value-type="string">
            <text:p>Functionality summary</text:p>
          </table:table-cell>
          <table:covered-table-cell table:style-name="ce86"/>
        </table:table-row>
        <table:table-row table:style-name="ro4">
          <table:table-cell office:value-type="string">
            <text:p>SNF_ECMS_WCM_SCV_01</text:p>
          </table:table-cell>
          <table:table-cell office:value-type="string">
            <text:p>SC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Single Content Viewer page</text:p>
          </table:table-cell>
          <table:table-cell table:formula="oooc:=SUMPRODUCT(([SniffTest.B$5:SniffTest.B$932]=[.$A4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CM_CLV_01</text:p>
          </table:table-cell>
          <table:table-cell office:value-type="string">
            <text:p>CL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Folder”</text:p>
          </table:table-cell>
          <table:table-cell table:formula="oooc:=SUMPRODUCT(([SniffTest.B$5:SniffTest.B$932]=[.$A5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CM_CLV_02</text:p>
          </table:table-cell>
          <table:table-cell office:value-type="string">
            <text:p>CL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Contents”</text:p>
          </table:table-cell>
          <table:table-cell table:formula="oooc:=SUMPRODUCT(([SniffTest.B$5:SniffTest.B$932]=[.$A6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CM_ESC_01</text:p>
          </table:table-cell>
          <table:table-cell office:value-type="string">
            <text:p>SCV_CLV</text:p>
          </table:table-cell>
          <table:table-cell office:value-type="string">
            <text:p>WCM</text:p>
          </table:table-cell>
          <table:table-cell office:value-type="string">
            <text:p>Edit SCV</text:p>
          </table:table-cell>
          <table:table-cell office:value-type="string">
            <text:p>Edit Single Content Viewer (Banner, Footer...) in Overview page</text:p>
          </table:table-cell>
          <table:table-cell table:formula="oooc:=SUMPRODUCT(([SniffTest.B$5:SniffTest.B$932]=[.$A7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CM_ECL_01</text:p>
          </table:table-cell>
          <table:table-cell office:value-type="string">
            <text:p>SCV_CLV</text:p>
          </table:table-cell>
          <table:table-cell office:value-type="string">
            <text:p>WCM</text:p>
          </table:table-cell>
          <table:table-cell office:value-type="string">
            <text:p>Edit CLV</text:p>
          </table:table-cell>
          <table:table-cell office:value-type="string">
            <text:p>Edit Content List Viewer (Documents, Last news …)</text:p>
          </table:table-cell>
          <table:table-cell table:formula="oooc:=SUMPRODUCT(([SniffTest.B$5:SniffTest.B$932]=[.$A8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CM_SCD_01</text:p>
          </table:table-cell>
          <table:table-cell table:style-name="ce80" office:value-type="string">
            <text:p>Search</text:p>
          </table:table-cell>
          <table:table-cell office:value-type="string">
            <text:p>WCM</text:p>
          </table:table-cell>
          <table:table-cell office:value-type="string">
            <text:p>Search</text:p>
          </table:table-cell>
          <table:table-cell office:value-type="string">
            <text:p>Search content of document/page </text:p>
          </table:table-cell>
          <table:table-cell table:formula="oooc:=SUMPRODUCT(([SniffTest.B$5:SniffTest.B$932]=[.$A9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CM_DPC_01</text:p>
          </table:table-cell>
          <table:table-cell table:style-name="ce80" office:value-type="string">
            <text:p>Site_Explorer</text:p>
          </table:table-cell>
          <table:table-cell office:value-type="string">
            <text:p>WCM</text:p>
          </table:table-cell>
          <table:table-cell office:value-type="string">
            <text:p>Un_public content</text:p>
          </table:table-cell>
          <table:table-cell office:value-type="string">
            <text:p>Show draft/public content from page</text:p>
          </table:table-cell>
          <table:table-cell table:formula="oooc:=SUMPRODUCT(([SniffTest.B$5:SniffTest.B$932]=[.$A10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CM_NEL_01</text:p>
          </table:table-cell>
          <table:table-cell table:style-name="ce80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category</text:p>
          </table:table-cell>
          <table:table-cell office:value-type="string">
            <text:p>Create/edit/delete a category</text:p>
          </table:table-cell>
          <table:table-cell table:formula="oooc:=SUMPRODUCT(([SniffTest.B$5:SniffTest.B$932]=[.$A11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CM_NEL_02</text:p>
          </table:table-cell>
          <table:table-cell table:style-name="ce80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subscription</text:p>
          </table:table-cell>
          <table:table-cell office:value-type="string">
            <text:p>Create/Edit/Delete a subscription</text:p>
          </table:table-cell>
          <table:table-cell table:formula="oooc:=SUMPRODUCT(([SniffTest.B$5:SniffTest.B$932]=[.$A12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CM_NEL_03</text:p>
          </table:table-cell>
          <table:table-cell table:style-name="ce80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letter</text:p>
          </table:table-cell>
          <table:table-cell office:value-type="string">
            <text:p>Create/Edit/Delete/Convert a letter</text:p>
          </table:table-cell>
          <table:table-cell table:formula="oooc:=SUMPRODUCT(([SniffTest.B$5:SniffTest.B$932]=[.$A13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CM_NEL_04</text:p>
          </table:table-cell>
          <table:table-cell office:value-type="string">
            <text:p>Newsletter </text:p>
          </table:table-cell>
          <table:table-cell office:value-type="string">
            <text:p>WCM</text:p>
          </table:table-cell>
          <table:table-cell table:style-name="ce82" office:value-type="string">
            <text:p>Subscribe newsletter</text:p>
          </table:table-cell>
          <table:table-cell office:value-type="string">
            <text:p>Subscribe newsletter</text:p>
          </table:table-cell>
          <table:table-cell table:formula="oooc:=SUMPRODUCT(([SniffTest.B$5:SniffTest.B$932]=[.$A14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CM_FCC_01</text:p>
          </table:table-cell>
          <table:table-cell office:value-type="string">
            <text:p>FCC</text:p>
          </table:table-cell>
          <table:table-cell office:value-type="string">
            <text:p>WCM</text:p>
          </table:table-cell>
          <table:table-cell office:value-type="string">
            <text:p>Config for FCC</text:p>
          </table:table-cell>
          <table:table-cell office:value-type="string">
            <text:p>Configuration for FCC portlet and create new document using it</text:p>
          </table:table-cell>
          <table:table-cell table:formula="oooc:=SUMPRODUCT(([SniffTest.B$5:SniffTest.B$932]=[.$A15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CM_FGR_01</text:p>
          </table:table-cell>
          <table:table-cell office:value-type="string">
            <text:p>Form_Generator</text:p>
          </table:table-cell>
          <table:table-cell office:value-type="string">
            <text:p>WCM</text:p>
          </table:table-cell>
          <table:table-cell office:value-type="string">
            <text:p>Create node type</text:p>
          </table:table-cell>
          <table:table-cell office:value-type="string">
            <text:p>Create new node type and dialog form for it</text:p>
          </table:table-cell>
          <table:table-cell table:formula="oooc:=SUMPRODUCT(([SniffTest.B$5:SniffTest.B$932]=[.$A16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CM_NEW_01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ategory of news page</text:p>
          </table:table-cell>
          <table:table-cell office:value-type="string">
            <text:p>Add new Events page</text:p>
          </table:table-cell>
          <table:table-cell table:formula="oooc:=SUMPRODUCT(([SniffTest.B$5:SniffTest.B$932]=[.$A17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CM_FCK_01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ategory of events page</text:p>
          </table:table-cell>
          <table:table-cell office:value-type="string">
            <text:p>Insert documents/medias in a web content by FCK Content Selector</text:p>
          </table:table-cell>
          <table:table-cell table:formula="oooc:=SUMPRODUCT(([SniffTest.B$5:SniffTest.B$932]=[.$A18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CFD_01</text:p>
          </table:table-cell>
          <table:table-cell office:value-type="string">
            <text:p>Category</text:p>
          </table:table-cell>
          <table:table-cell office:value-type="string">
            <text:p>DMS</text:p>
          </table:table-cell>
          <table:table-cell office:value-type="string">
            <text:p>Create new Events page</text:p>
          </table:table-cell>
          <table:table-cell office:value-type="string">
            <text:p>Create/delete Content folder</text:p>
          </table:table-cell>
          <table:table-cell table:formula="oooc:=SUMPRODUCT(([SniffTest.B$5:SniffTest.B$932]=[.$A19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CFD_02</text:p>
          </table:table-cell>
          <table:table-cell office:value-type="string">
            <text:p>SCV</text:p>
          </table:table-cell>
          <table:table-cell office:value-type="string">
            <text:p>DMS</text:p>
          </table:table-cell>
          <table:table-cell office:value-type="string">
            <text:p>FCK editor</text:p>
          </table:table-cell>
          <table:table-cell office:value-type="string">
            <text:p>Create/delete Document folder</text:p>
          </table:table-cell>
          <table:table-cell table:formula="oooc:=SUMPRODUCT(([SniffTest.B$5:SniffTest.B$932]=[.$A20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DOC_01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folder</text:p>
          </table:table-cell>
          <table:table-cell office:value-type="string">
            <text:p>Create/edit/delete <text:s/>Article document</text:p>
          </table:table-cell>
          <table:table-cell table:formula="oooc:=SUMPRODUCT(([SniffTest.B$5:SniffTest.B$932]=[.$A21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DOC_02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folder</text:p>
          </table:table-cell>
          <table:table-cell office:value-type="string">
            <text:p>Create/edit/delete <text:s/>File document</text:p>
          </table:table-cell>
          <table:table-cell table:formula="oooc:=SUMPRODUCT(([SniffTest.B$5:SniffTest.B$932]=[.$A22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DOC_03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ree layout Webcontent document</text:p>
          </table:table-cell>
          <table:table-cell table:formula="oooc:=SUMPRODUCT(([SniffTest.B$5:SniffTest.B$932]=[.$A23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UPL_01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Upload file</text:p>
          </table:table-cell>
          <table:table-cell office:value-type="string">
            <text:p>Upload a file</text:p>
          </table:table-cell>
          <table:table-cell table:formula="oooc:=SUMPRODUCT(([SniffTest.B$5:SniffTest.B$932]=[.$A24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CT_01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opy/paste a node</text:p>
          </table:table-cell>
          <table:table-cell table:formula="oooc:=SUMPRODUCT(([SniffTest.B$5:SniffTest.B$932]=[.$A25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CT_02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ut/paste a node</text:p>
          </table:table-cell>
          <table:table-cell table:formula="oooc:=SUMPRODUCT(([SniffTest.B$5:SniffTest.B$932]=[.$A26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CT_03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Lock/Unlock a node</text:p>
          </table:table-cell>
          <table:table-cell table:formula="oooc:=SUMPRODUCT(([SniffTest.B$5:SniffTest.B$932]=[.$A27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CT_04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Rename/Title for a node</text:p>
          </table:table-cell>
          <table:table-cell table:formula="oooc:=SUMPRODUCT(([SniffTest.B$5:SniffTest.B$932]=[.$A28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CT_05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Add symlink for node</text:p>
          </table:table-cell>
          <table:table-cell table:formula="oooc:=SUMPRODUCT(([SniffTest.B$5:SniffTest.B$932]=[.$A29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CT_06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Add/Remove Favorite</text:p>
          </table:table-cell>
          <table:table-cell table:formula="oooc:=SUMPRODUCT(([SniffTest.B$5:SniffTest.B$932]=[.$A30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CT_07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ownload and Allow Edition</text:p>
          </table:table-cell>
          <table:table-cell table:formula="oooc:=SUMPRODUCT(([SniffTest.B$5:SniffTest.B$932]=[.$A31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CT_08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Manage Actions on WebDAV</text:p>
          </table:table-cell>
          <table:table-cell table:formula="oooc:=SUMPRODUCT(([SniffTest.B$5:SniffTest.B$932]=[.$A32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CT_09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opy URL to Clipboard</text:p>
          </table:table-cell>
          <table:table-cell table:formula="oooc:=SUMPRODUCT(([SniffTest.B$5:SniffTest.B$932]=[.$A33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CT_10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rag and drop node</text:p>
          </table:table-cell>
          <table:table-cell table:formula="oooc:=SUMPRODUCT(([SniffTest.B$5:SniffTest.B$932]=[.$A34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COL_01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Manage Private tag (Add/Edit/Delete)</text:p>
          </table:table-cell>
          <table:table-cell table:formula="oooc:=SUMPRODUCT(([SniffTest.B$5:SniffTest.B$932]=[.$A35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COL_02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Manage Public tag (Add/Edit/Delete) </text:p>
          </table:table-cell>
          <table:table-cell table:formula="oooc:=SUMPRODUCT(([SniffTest.B$5:SniffTest.B$932]=[.$A36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COL_03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Add language for document/uploaded file</text:p>
          </table:table-cell>
          <table:table-cell table:formula="oooc:=SUMPRODUCT(([SniffTest.B$5:SniffTest.B$932]=[.$A37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COL_0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office:value-type="string">
            <text:p>Vote for document/uploaded file</text:p>
          </table:table-cell>
          <table:table-cell table:formula="oooc:=SUMPRODUCT(([SniffTest.B$5:SniffTest.B$932]=[.$A38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COL_0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office:value-type="string">
            <text:p>Manage Comment (Add/Edit/Delete)</text:p>
          </table:table-cell>
          <table:table-cell table:formula="oooc:=SUMPRODUCT(([SniffTest.B$5:SniffTest.B$932]=[.$A39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I_0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Publication</text:p>
          </table:table-cell>
          <table:table-cell table:formula="oooc:=SUMPRODUCT(([SniffTest.B$5:SniffTest.B$932]=[.$A40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I_0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Category (Add/Delete)</text:p>
          </table:table-cell>
          <table:table-cell table:formula="oooc:=SUMPRODUCT(([SniffTest.B$5:SniffTest.B$932]=[.$A41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I_03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Relation (Add/Delete/Show/Hide)</text:p>
          </table:table-cell>
          <table:table-cell table:formula="oooc:=SUMPRODUCT(([SniffTest.B$5:SniffTest.B$932]=[.$A42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I_0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View Node Properties</text:p>
          </table:table-cell>
          <table:table-cell table:formula="oooc:=SUMPRODUCT(([SniffTest.B$5:SniffTest.B$932]=[.$A43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I_0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Export /Import node</text:p>
          </table:table-cell>
          <table:table-cell table:formula="oooc:=SUMPRODUCT(([SniffTest.B$5:SniffTest.B$932]=[.$A44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INF_0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Manage Permission(Add/Edit/Delete)</text:p>
          </table:table-cell>
          <table:table-cell table:formula="oooc:=SUMPRODUCT(([SniffTest.B$5:SniffTest.B$932]=[.$A45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INF_0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View metadata</text:p>
          </table:table-cell>
          <table:table-cell table:formula="oooc:=SUMPRODUCT(([SniffTest.B$5:SniffTest.B$932]=[.$A46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SER_0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Simple Search</text:p>
          </table:table-cell>
          <table:table-cell table:formula="oooc:=SUMPRODUCT(([SniffTest.B$5:SniffTest.B$932]=[.$A47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SER_0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Advanced search</text:p>
          </table:table-cell>
          <table:table-cell table:formula="oooc:=SUMPRODUCT(([SniffTest.B$5:SniffTest.B$932]=[.$A48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SER_03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Manage query in Advanced search</text:p>
          </table:table-cell>
          <table:table-cell table:formula="oooc:=SUMPRODUCT(([SniffTest.B$5:SniffTest.B$932]=[.$A49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VIE_0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Select view mode</text:p>
          </table:table-cell>
          <table:table-cell table:formula="oooc:=SUMPRODUCT(([SniffTest.B$5:SniffTest.B$932]=[.$A50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SET_0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office:value-type="string">
            <text:p>Set up browsing Preferences</text:p>
          </table:table-cell>
          <table:table-cell table:formula="oooc:=SUMPRODUCT(([SniffTest.B$5:SniffTest.B$932]=[.$A51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SET_0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office:value-type="string">
            <text:p>Set up Preferences for quick filter</text:p>
          </table:table-cell>
          <table:table-cell table:formula="oooc:=SUMPRODUCT(([SniffTest.B$5:SniffTest.B$932]=[.$A52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SET_03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office:value-type="string">
            <text:p>Quick Filter by Items/Type</text:p>
          </table:table-cell>
          <table:table-cell table:formula="oooc:=SUMPRODUCT(([SniffTest.B$5:SniffTest.B$932]=[.$A53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CLB_0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View</text:p>
          </table:table-cell>
          <table:table-cell office:value-type="string">
            <text:p>Manage Clipboard (Paste/Delete)</text:p>
          </table:table-cell>
          <table:table-cell table:formula="oooc:=SUMPRODUCT(([SniffTest.B$5:SniffTest.B$932]=[.$A54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M_0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Folksonomy (Add/Edit/Delete)</text:p>
          </table:table-cell>
          <table:table-cell table:formula="oooc:=SUMPRODUCT(([SniffTest.B$5:SniffTest.B$932]=[.$A55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M_0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Taxonomy Tree (Add/Edit/Delete)</text:p>
          </table:table-cell>
          <table:table-cell table:formula="oooc:=SUMPRODUCT(([SniffTest.B$5:SniffTest.B$932]=[.$A56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M_03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Template(Add/Edit/Delete)</text:p>
          </table:table-cell>
          <table:table-cell table:formula="oooc:=SUMPRODUCT(([SniffTest.B$5:SniffTest.B$932]=[.$A57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M_0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lipboard</text:p>
          </table:table-cell>
          <table:table-cell office:value-type="string">
            <text:p>Manage Metadata(View/Edit/Delete)</text:p>
          </table:table-cell>
          <table:table-cell table:formula="oooc:=SUMPRODUCT(([SniffTest.B$5:SniffTest.B$932]=[.$A58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M_0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Tag</text:p>
          </table:table-cell>
          <table:table-cell office:value-type="string">
            <text:p>Manage Views(Add/View/Edit/Delete)</text:p>
          </table:table-cell>
          <table:table-cell table:formula="oooc:=SUMPRODUCT(([SniffTest.B$5:SniffTest.B$932]=[.$A59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M_06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Taxonomy</text:p>
          </table:table-cell>
          <table:table-cell office:value-type="string">
            <text:p>Manage Drive(Add/Edit/Delete)</text:p>
          </table:table-cell>
          <table:table-cell table:formula="oooc:=SUMPRODUCT(([SniffTest.B$5:SniffTest.B$932]=[.$A60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M_07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Template</text:p>
          </table:table-cell>
          <table:table-cell office:value-type="string">
            <text:p>Namespace registry</text:p>
          </table:table-cell>
          <table:table-cell table:formula="oooc:=SUMPRODUCT(([SniffTest.B$5:SniffTest.B$932]=[.$A61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M_08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Metadata</text:p>
          </table:table-cell>
          <table:table-cell office:value-type="string">
            <text:p>Manage Node types(Add/View)</text:p>
          </table:table-cell>
          <table:table-cell table:formula="oooc:=SUMPRODUCT(([SniffTest.B$5:SniffTest.B$932]=[.$A62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M_09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Views</text:p>
          </table:table-cell>
          <table:table-cell office:value-type="string">
            <text:p>Manage Query(Add/Edit/Delete)</text:p>
          </table:table-cell>
          <table:table-cell table:formula="oooc:=SUMPRODUCT(([SniffTest.B$5:SniffTest.B$932]=[.$A63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M_10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Drive</text:p>
          </table:table-cell>
          <table:table-cell office:value-type="string">
            <text:p>Manage Script(Add/Edit/Delete)</text:p>
          </table:table-cell>
          <table:table-cell table:formula="oooc:=SUMPRODUCT(([SniffTest.B$5:SniffTest.B$932]=[.$A64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M_1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table:style-name="ce83" office:value-type="string">
            <text:p>Namespace registry</text:p>
          </table:table-cell>
          <table:table-cell office:value-type="string">
            <text:p>Manage Action</text:p>
          </table:table-cell>
          <table:table-cell table:formula="oooc:=SUMPRODUCT(([SniffTest.B$5:SniffTest.B$932]=[.$A65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DMS_ADM_1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Node Type</text:p>
          </table:table-cell>
          <table:table-cell office:value-type="string">
            <text:p>Manage Lock/Unlock</text:p>
          </table:table-cell>
          <table:table-cell table:formula="oooc:=SUMPRODUCT(([SniffTest.B$5:SniffTest.B$932]=[.$A66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F_CPN_01</text:p>
          </table:table-cell>
          <table:table-cell office:value-type="string">
            <text:p>Administration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85" office:value-type="string">
            <text:p>Approve a content</text:p>
          </table:table-cell>
          <table:table-cell table:formula="oooc:=SUMPRODUCT(([SniffTest.B$5:SniffTest.B$932]=[.$A67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F_CPN_02</text:p>
          </table:table-cell>
          <table:table-cell office:value-type="string">
            <text:p>Administration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85" office:value-type="string">
            <text:p>Disapprove a content</text:p>
          </table:table-cell>
          <table:table-cell table:formula="oooc:=SUMPRODUCT(([SniffTest.B$5:SniffTest.B$932]=[.$A68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F_CPN_03</text:p>
          </table:table-cell>
          <table:table-cell office:value-type="string">
            <text:p>Administration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85" office:value-type="string">
            <text:p>Delegate a content</text:p>
          </table:table-cell>
          <table:table-cell table:formula="oooc:=SUMPRODUCT(([SniffTest.B$5:SniffTest.B$932]=[.$A69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F_CPN_04</text:p>
          </table:table-cell>
          <table:table-cell office:value-type="string">
            <text:p>Administration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85" office:value-type="string">
            <text:p>Refuse a content</text:p>
          </table:table-cell>
          <table:table-cell table:formula="oooc:=SUMPRODUCT(([SniffTest.B$5:SniffTest.B$932]=[.$A70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F_PRS_01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table:style-name="ce83" office:value-type="string">
            <text:p>Grand a pay raise</text:p>
          </table:table-cell>
          <table:table-cell table:formula="oooc:=SUMPRODUCT(([SniffTest.B$5:SniffTest.B$932]=[.$A71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F_PRS_02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table:style-name="ce83" office:value-type="string">
            <text:p>Refuse a pay raise</text:p>
          </table:table-cell>
          <table:table-cell table:formula="oooc:=SUMPRODUCT(([SniffTest.B$5:SniffTest.B$932]=[.$A72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F_HLD_01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office:value-type="string">
            <text:p>Approve holiday process</text:p>
          </table:table-cell>
          <table:table-cell table:formula="oooc:=SUMPRODUCT(([SniffTest.B$5:SniffTest.B$932]=[.$A73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F_HLD_02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office:value-type="string">
            <text:p>Disapprove holiday process</text:p>
          </table:table-cell>
          <table:table-cell table:formula="oooc:=SUMPRODUCT(([SniffTest.B$5:SniffTest.B$932]=[.$A74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F_HLD_03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office:value-type="string">
            <text:p>Refuse a holiday process</text:p>
          </table:table-cell>
          <table:table-cell table:formula="oooc:=SUMPRODUCT(([SniffTest.B$5:SniffTest.B$932]=[.$A75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F_ADM_01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office:value-type="string">
            <text:p>View detail of process</text:p>
          </table:table-cell>
          <table:table-cell table:formula="oooc:=SUMPRODUCT(([SniffTest.B$5:SniffTest.B$932]=[.$A76])*([SniffTest.A$5:SniffTest.A$932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WF_ADM_02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office:value-type="string">
            <text:p>Upload new process</text:p>
          </table:table-cell>
          <table:table-cell table:formula="oooc:=SUMPRODUCT(([SniffTest.B$5:SniffTest.B$932]=[.$A77])*([SniffTest.A$5:SniffTest.A$932]&lt;&gt;&quot;&quot;))" office:value-type="float" office:value="1">
            <text:p>1</text:p>
          </table:table-cell>
        </table:table-row>
        <table:table-row table:style-name="ro30">
          <table:table-cell table:style-name="ce78" office:value-type="string" table:number-columns-spanned="5" table:number-rows-spanned="1">
            <text:p>TOTAL</text:p>
          </table:table-cell>
          <table:covered-table-cell table:number-columns-repeated="3"/>
          <table:covered-table-cell table:style-name="ce82"/>
          <table:table-cell table:formula="oooc:=SUM([.F4:.F77])" office:value-type="float" office:value="74">
            <text:p>7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7">05/17/2011</text:date>, <text:time>15:5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hanhly </meta:initial-creator>
    <meta:creation-date>2010-08-10T15:50:28</meta:creation-date>
    <dc:date>2011-05-17T15:59:08</dc:date>
    <meta:editing-cycles>85</meta:editing-cycles>
    <meta:editing-duration>PT19H4M25S</meta:editing-duration>
    <meta:user-defined meta:name="Info 1"/>
    <meta:user-defined meta:name="Info 2"/>
    <meta:user-defined meta:name="Info 3"/>
    <meta:user-defined meta:name="Info 4"/>
    <meta:document-statistic meta:table-count="3" meta:cell-count="1389"/>
  </office:meta>
</office:document-meta>
</file>